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17C000000E4D076D667.jpg"/>
  <manifest:file-entry manifest:media-type="image/jpeg" manifest:full-path="Pictures/1000000000000320000002155F0FF587.jpg"/>
  <manifest:file-entry manifest:media-type="image/jpeg" manifest:full-path="Pictures/10000000000007D0000005356B098ADF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3E80000029BE6770633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3C00000023FA0720879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5.163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4.824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4.94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4.015cm"/>
    </style:style>
    <style:style style:name="co12" style:family="table-column">
      <style:table-column-properties fo:break-before="auto" style:column-width="1.065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4.98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1.101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5.151cm"/>
    </style:style>
    <style:style style:name="co22" style:family="table-column">
      <style:table-column-properties fo:break-before="auto" style:column-width="1.949cm"/>
    </style:style>
    <style:style style:name="co23" style:family="table-column">
      <style:table-column-properties fo:break-before="auto" style:column-width="3.614cm"/>
    </style:style>
    <style:style style:name="co24" style:family="table-column">
      <style:table-column-properties fo:break-before="auto" style:column-width="2.547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column table:style-name="co3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column table:style-name="co3" table:default-cell-style-name="ce2"/>
        <table:table-column table:style-name="co5" table:default-cell-style-name="ce2"/>
        <table:table-column table:style-name="co9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Vorqualifikation</text:p>
          </table:table-cell>
          <table:table-cell table:style-name="ce3" table:number-columns-repeated="2"/>
          <table:table-cell table:style-name="ce1"/>
          <table:table-cell table:style-name="ce3" office:value-type="string">
            <text:p>1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2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3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Play-Offs</text:p>
          </table:table-cell>
          <table:table-cell table:style-name="ce3" table:number-columns-repeated="2"/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Qualifikation.E4" table:end-x="0.609cm" table:end-y="0.46cm" draw:z-index="23" draw:name="Grafik 5" draw:style-name="gr1" draw:text-style-name="P1" svg:width="0.6cm" svg:height="0.46cm" svg:x="0.009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zan F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4"/>
          <table:table-cell>
            <draw:frame table:end-cell-address="Qualifikation.E5" table:end-x="0.609cm" table:end-y="0.461cm" draw:z-index="27" draw:name="Grafik 26" draw:style-name="gr1" draw:text-style-name="P1" svg:width="0.6cm" svg:height="0.46cm" svg:x="0.009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I5" table:end-x="0.608cm" table:end-y="0.461cm" draw:z-index="173" draw:name="Grafik 2" draw:style-name="gr1" draw:text-style-name="P1" svg:width="0.6cm" svg:height="0.46cm" svg:x="0.008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6" table:end-x="0.609cm" table:end-y="0.46cm" draw:z-index="29" draw:name="Grafik 45" draw:style-name="gr1" draw:text-style-name="P1" svg:width="0.6cm" svg:height="0.46cm" svg:x="0.00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lmö F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>
            <draw:frame table:end-cell-address="Qualifikation.I6" table:end-x="0.607cm" table:end-y="0.46cm" draw:z-index="174" draw:name="Grafik 24" draw:style-name="gr1" draw:text-style-name="P1" svg:width="0.6cm" svg:height="0.46cm" svg:x="0.007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7" table:end-x="0.609cm" table:end-y="0.46cm" draw:z-index="16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llymena Unite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7" table:end-x="0.607cm" table:end-y="0.46cm" draw:z-index="177" draw:name="Grafik 1" draw:style-name="gr1" draw:text-style-name="P1" svg:width="0.6cm" svg:height="0.46cm" svg:x="0.007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Ararat-Armenia Erewan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" table:end-x="0.609cm" table:end-y="0.461cm" draw:z-index="33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Akademija Pandev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8" table:end-x="0.607cm" table:end-y="0.461cm" draw:z-index="180" draw:name="Grafik 8" draw:style-name="gr1" draw:text-style-name="P1" svg:width="0.6cm" svg:height="0.46cm" svg:x="0.007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Lincoln Red Im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" table:end-x="0.609cm" table:end-y="0.46cm" draw:z-index="34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9" table:end-x="0.607cm" table:end-y="0.46cm" draw:z-index="181" draw:name="Grafik 32" draw:style-name="gr1" draw:text-style-name="P1" svg:width="0.6cm" svg:height="0.46cm" svg:x="0.007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kendija Tetovo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0" table:end-x="0.609cm" table:end-y="0.461cm" draw:z-index="37" draw:name="Grafik 31" draw:style-name="gr1" draw:text-style-name="P1" svg:width="0.6cm" svg:height="0.46cm" svg:x="0.009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eranta Nispore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10" table:end-x="0.607cm" table:end-y="0.461cm" draw:z-index="182" draw:name="Grafik 47" draw:style-name="gr1" draw:text-style-name="P1" svg:width="0.6cm" svg:height="0.46cm" svg:x="0.007cm" svg:y="0.001cm">
              <draw:image xlink:href="">
                <text:p/>
              </draw:image>
            </draw:frame>
          </table:table-cell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1" table:end-x="0.609cm" table:end-y="0.46cm" draw:z-index="38" draw:name="Grafik 11" draw:style-name="gr1" draw:text-style-name="P1" svg:width="0.6cm" svg:height="0.46cm" svg:x="0.009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>
            <draw:frame table:end-cell-address="Qualifikation.I11" table:end-x="0.608cm" table:end-y="0.46cm" draw:z-index="28" draw:name="Grafik 26" draw:style-name="gr1" draw:text-style-name="P1" svg:width="0.6cm" svg:height="0.46cm" svg:x="0.008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2" table:end-x="0.609cm" table:end-y="0.46cm" draw:z-index="41" draw:name="Grafik 43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Dinamo Tifli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>
            <draw:frame table:end-cell-address="Qualifikation.I12" table:end-x="0.608cm" table:end-y="0.46cm" draw:z-index="30" draw:name="Grafik 45" draw:style-name="gr1" draw:text-style-name="P1" svg:width="0.6cm" svg:height="0.46cm" svg:x="0.00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lmö F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3" table:end-x="0.609cm" table:end-y="0.461cm" draw:z-index="14" draw:name="Grafik 2" draw:style-name="gr1" draw:text-style-name="P1" svg:width="0.6cm" svg:height="0.46cm" svg:x="0.009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Engordan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13" table:end-x="0.607cm" table:end-y="0.461cm" draw:z-index="185" draw:name="Grafik 42" draw:style-name="gr1" draw:text-style-name="P1" svg:width="0.6cm" svg:height="0.46cm" svg:x="0.007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4" table:end-x="0.609cm" table:end-y="0.46cm" draw:z-index="44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. Patrick's Athle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14" table:end-x="0.608cm" table:end-y="0.46cm" draw:z-index="35" draw:name="Grafik 54" draw:style-name="gr1" draw:text-style-name="P1" svg:width="0.6cm" svg:height="0.46cm" svg:x="0.008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5" table:end-x="0.609cm" table:end-y="0.461cm" draw:z-index="45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IFK Norrköping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15" table:end-x="0.607cm" table:end-y="0.461cm" draw:z-index="186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senal Tul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5" table:end-x="0.609cm" table:end-y="0.461cm" draw:z-index="175" draw:name="Grafik 24" draw:style-name="gr1" draw:text-style-name="P1" svg:width="0.6cm" svg:height="0.46cm" svg:x="0.009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6" table:end-x="0.609cm" table:end-y="0.46cm" draw:z-index="48" draw:name="Grafik 50" draw:style-name="gr1" draw:text-style-name="P1" svg:width="0.6cm" svg:height="0.46cm" svg:x="0.009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16" table:end-x="0.608cm" table:end-y="0.46cm" draw:z-index="39" draw:name="Grafik 11" draw:style-name="gr1" draw:text-style-name="P1" svg:width="0.6cm" svg:height="0.46cm" svg:x="0.008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16" table:end-x="0.61cm" table:end-y="0.46cm" draw:z-index="254" draw:name="Grafik 5" draw:style-name="gr1" draw:text-style-name="P1" svg:width="0.6cm" svg:height="0.46cm" svg:x="0.01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let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7" table:end-x="0.609cm" table:end-y="0.46cm" draw:z-index="50" draw:name="Grafik 33" draw:style-name="gr1" draw:text-style-name="P1" svg:width="0.6cm" svg:height="0.46cm" svg:x="0.009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Mins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17" table:end-x="0.608cm" table:end-y="0.461cm" draw:z-index="187" draw:name="Grafik 10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7" table:end-x="0.609cm" table:end-y="0.46cm" draw:z-index="255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8" table:end-x="0.609cm" table:end-y="0.461cm" draw:z-index="51" draw:name="Grafik 44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KF Lac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18" table:end-x="0.608cm" table:end-y="0.461cm" draw:z-index="188" draw:name="Grafik 53" draw:style-name="gr1" draw:text-style-name="P1" svg:width="0.6cm" svg:height="0.46cm" svg:x="0.008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ijampole</text:p>
          </table:table-cell>
          <table:table-cell table:number-columns-repeated="2" office:value-type="float" office:value="5">
            <text:p>5</text:p>
          </table:table-cell>
          <table:table-cell>
            <draw:frame table:end-cell-address="Qualifikation.M18" table:end-x="0.609cm" table:end-y="0.461cm" draw:z-index="256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aryss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9" table:end-x="0.609cm" table:end-y="0.46cm" draw:z-index="52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poel Beer Shev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19" table:end-x="0.608cm" table:end-y="0.46cm" draw:z-index="189" draw:name="Grafik 11" draw:style-name="gr1" draw:text-style-name="P1" svg:width="0.6cm" svg:height="0.46cm" svg:x="0.008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Qäbälä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9" table:end-x="0.609cm" table:end-y="0.46cm" draw:z-index="178" draw:name="Grafik 1" draw:style-name="gr1" draw:text-style-name="P1" svg:width="0.6cm" svg:height="0.46cm" svg:x="0.009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rarat-Armenia Erew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0" table:end-x="0.609cm" table:end-y="0.461cm" draw:z-index="56" draw:name="Grafik 54" draw:style-name="gr1" draw:text-style-name="P1" svg:width="0.6cm" svg:height="0.46cm" svg:x="0.009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Siroki Brijeg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20" table:end-x="0.608cm" table:end-y="0.461cm" draw:z-index="42" draw:name="Grafik 43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5" office:value-type="string">
            <text:p>Dinamo Tifl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20" table:end-x="0.609cm" table:end-y="0.461cm" draw:z-index="258" draw:name="Grafik 43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4" office:value-type="string">
            <text:p>Saburtalo Tifl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1" table:end-x="0.609cm" table:end-y="0.46cm" draw:z-index="57" draw:name="Grafik 24" draw:style-name="gr1" draw:text-style-name="P1" svg:width="0.6cm" svg:height="0.46cm" svg:x="0.009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irat Almaty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21" table:end-x="0.608cm" table:end-y="0.46cm" draw:z-index="46" draw:name="Grafik 45" draw:style-name="gr1" draw:text-style-name="P1" svg:width="0.6cm" svg:height="0.46cm" svg:x="0.00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1" table:end-x="0.609cm" table:end-y="0.46cm" draw:z-index="183" draw:name="Grafik 4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F91 Dudel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2" table:end-x="0.609cm" table:end-y="0.46cm" draw:z-index="59" draw:name="Grafik 52" draw:style-name="gr1" draw:text-style-name="P1" svg:width="0.6cm" svg:height="0.46cm" svg:x="0.009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Honved Budape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22" table:end-x="0.608cm" table:end-y="0.46cm" draw:z-index="49" draw:name="Grafik 50" draw:style-name="gr1" draw:text-style-name="P1" svg:width="0.6cm" svg:height="0.46cm" svg:x="0.008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Liepaj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22" table:end-x="0.609cm" table:end-y="0.46cm" draw:z-index="306" draw:name="Grafik 6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Nomme Kalj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3" table:end-x="0.609cm" table:end-y="0.461cm" draw:z-index="61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Zalgiris Vilniu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23" table:end-x="0.608cm" table:end-y="0.461cm" draw:z-index="53" draw:name="Grafik 25" draw:style-name="gr1" draw:text-style-name="P1" svg:width="0.6cm" svg:height="0.46cm" svg:x="0.00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3" table:end-x="0.609cm" table:end-y="0.461cm" draw:z-index="31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4" table:end-x="0.609cm" table:end-y="0.46cm" draw:z-index="62" draw:name="Grafik 11" draw:style-name="gr1" draw:text-style-name="P1" svg:width="0.6cm" svg:height="0.46cm" svg:x="0.009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ebail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24" table:end-x="0.608cm" table:end-y="0.46cm" draw:z-index="58" draw:name="Grafik 24" draw:style-name="gr1" draw:text-style-name="P1" svg:width="0.6cm" svg:height="0.46cm" svg:x="0.008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Qairat Alma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24" table:end-x="0.609cm" table:end-y="0.46cm" draw:z-index="36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5" table:end-x="0.609cm" table:end-y="0.461cm" draw:z-index="63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Universitatea Craiova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25" table:end-x="0.608cm" table:end-y="0.46cm" draw:z-index="190" draw:name="Grafik 40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25" table:end-x="0.609cm" table:end-y="0.461cm" draw:z-index="40" draw:name="Grafik 11" draw:style-name="gr1" draw:text-style-name="P1" svg:width="0.6cm" svg:height="0.46cm" svg:x="0.009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6" table:end-x="0.609cm" table:end-y="0.46cm" draw:z-index="22" draw:name="Grafik 8" draw:style-name="gr1" draw:text-style-name="P1" svg:width="0.6cm" svg:height="0.46cm" svg:x="0.009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Europa F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26" table:end-x="0.608cm" table:end-y="0.46cm" draw:z-index="191" draw:name="Grafik 39" draw:style-name="gr1" draw:text-style-name="P1" svg:width="0.6cm" svg:height="0.46cm" svg:x="0.008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26" table:end-x="0.609cm" table:end-y="0.46cm" draw:z-index="259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nei Yehuda Tel Aviv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7" table:end-x="0.609cm" table:end-y="0.46cm" draw:z-index="311" draw:name="Grafik 38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27" table:end-x="0.608cm" table:end-y="0.46cm" draw:z-index="304" draw:name="Grafik 38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5" office:value-type="string">
            <text:p>Piast Gleiwit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27" table:end-x="0.609cm" table:end-y="0.461cm" draw:z-index="261" draw:name="Grafik 25" draw:style-name="gr1" draw:text-style-name="P1" svg:width="0.6cm" svg:height="0.46cm" svg:x="0.009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8" table:end-x="0.609cm" table:end-y="0.46cm" draw:z-index="66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Kuopion 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28" table:end-x="0.608cm" table:end-y="0.461cm" draw:z-index="194" draw:name="Grafik 50" draw:style-name="gr1" draw:text-style-name="P1" svg:width="0.6cm" svg:height="0.46cm" svg:x="0.008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5" office:value-type="string">
            <text:p>Riga FC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28" table:end-x="0.609cm" table:end-y="0.461cm" draw:z-index="262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9" table:end-x="0.609cm" table:end-y="0.46cm" draw:z-index="68" draw:name="Grafik 33" draw:style-name="gr1" draw:text-style-name="P1" svg:width="0.6cm" svg:height="0.46cm" svg:x="0.009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Wizeb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29" table:end-x="0.608cm" table:end-y="0.46cm" draw:z-index="60" draw:name="Grafik 52" draw:style-name="gr1" draw:text-style-name="P1" svg:width="0.6cm" svg:height="0.46cm" svg:x="0.008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Honved Budapest</text:p>
          </table:table-cell>
          <table:table-cell office:value-type="float" office:value="0">
            <text:p>0</text:p>
          </table:table-cell>
          <table:table-cell office:value-type="string">
            <text:p>0 (1 i.E.)</text:p>
          </table:table-cell>
          <table:table-cell>
            <draw:frame table:end-cell-address="Qualifikation.M29" table:end-x="0.609cm" table:end-y="0.46cm" draw:z-index="264" draw:name="Grafik 42" draw:style-name="gr1" draw:text-style-name="P1" svg:width="0.6cm" svg:height="0.46cm" svg:x="0.00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eyenoord Rotterd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0" table:end-x="0.609cm" table:end-y="0.46cm" draw:z-index="69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string">
            <text:p>2 (n.V.)</text:p>
          </table:table-cell>
          <table:table-cell>
            <draw:frame table:end-cell-address="Qualifikation.I30" table:end-x="0.608cm" table:end-y="0.461cm" draw:z-index="64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string">
            <text:p>0 (3 i.E.)</text:p>
          </table:table-cell>
          <table:table-cell>
            <draw:frame table:end-cell-address="Qualifikation.M30" table:end-x="0.609cm" table:end-y="0.461cm" draw:z-index="43" draw:name="Grafik 43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Dinamo Tifl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30" table:end-x="0.594cm" table:end-y="0.461cm" draw:z-index="176" draw:name="Grafik 24" draw:style-name="gr1" draw:text-style-name="P1" svg:width="0.6cm" svg:height="0.46cm" svg:x="1.788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1" table:end-x="0.609cm" table:end-y="0.46cm" draw:z-index="312" draw:name="Grafik 38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KS Carcovia</text:p>
          </table:table-cell>
          <table:table-cell office:value-type="float" office:value="1">
            <text:p>1</text:p>
          </table:table-cell>
          <table:table-cell office:value-type="string">
            <text:p>2 (n.V.)</text:p>
          </table:table-cell>
          <table:table-cell>
            <draw:frame table:end-cell-address="Qualifikation.I31" table:end-x="0.608cm" table:end-y="0.46cm" draw:z-index="303" draw:name="Grafik 38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31" table:end-x="0.609cm" table:end-y="0.46cm" draw:z-index="47" draw:name="Grafik 45" draw:style-name="gr1" draw:text-style-name="P1" svg:width="0.6cm" svg:height="0.46cm" svg:x="0.00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FK Norrköp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31" table:end-x="0.594cm" table:end-y="0.46cm" draw:z-index="257" draw:name="Grafik 33" draw:style-name="gr1" draw:text-style-name="P1" svg:width="0.6cm" svg:height="0.46cm" svg:x="1.788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aryss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2" table:end-x="0.609cm" table:end-y="0.46cm" draw:z-index="21" draw:name="Grafik 8" draw:style-name="gr1" draw:text-style-name="P1" svg:width="0.6cm" svg:height="0.46cm" svg:x="0.009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. Joseph's F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2" table:end-x="0.608cm" table:end-y="0.46cm" draw:z-index="67" draw:name="Grafik 51" draw:style-name="gr1" draw:text-style-name="P1" svg:width="0.6cm" svg:height="0.46cm" svg:x="0.008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5" office:value-type="string">
            <text:p>Kuopion P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2" table:end-x="0.609cm" table:end-y="0.461cm" draw:z-index="54" draw:name="Grafik 25" draw:style-name="gr1" draw:text-style-name="P1" svg:width="0.6cm" svg:height="0.46cm" svg:x="0.009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poel Beer She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Q32" table:end-x="0.594cm" table:end-y="0.461cm" draw:z-index="179" draw:name="Grafik 1" draw:style-name="gr1" draw:text-style-name="P1" svg:width="0.6cm" svg:height="0.46cm" svg:x="1.788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rarat-Armenia Erewan</text:p>
          </table:table-cell>
          <table:table-cell office:value-type="float" office:value="2">
            <text:p>2</text:p>
          </table:table-cell>
          <table:table-cell office:value-type="string">
            <text:p>1 (4 i.E.)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3" table:end-x="0.609cm" table:end-y="0.46cm" draw:z-index="71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>
            <draw:frame table:end-cell-address="Qualifikation.I33" table:end-x="0.608cm" table:end-y="0.46cm" draw:z-index="70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33" table:end-x="0.61cm" table:end-y="0.461cm" draw:z-index="192" draw:name="Grafik 39" draw:style-name="gr1" draw:text-style-name="P1" svg:width="0.6cm" svg:height="0.46cm" svg:x="0.01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  <draw:frame table:end-cell-address="Qualifikation.Q33" table:end-x="0.594cm" table:end-y="0.461cm" draw:z-index="184" draw:name="Grafik 47" draw:style-name="gr1" draw:text-style-name="P1" svg:width="0.6cm" svg:height="0.46cm" svg:x="1.788cm" svg:y="0.001cm">
              <draw:image xlink:href="">
                <text:p/>
              </draw:image>
            </draw:frame>
          </table:table-cell>
          <table:table-cell/>
          <table:table-cell table:style-name="ce5" office:value-type="string">
            <text:p>F91 Dudelange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4" table:end-x="0.609cm" table:end-y="0.461cm" draw:z-index="75" draw:name="Grafik 49" draw:style-name="gr1" draw:text-style-name="P1" svg:width="0.6cm" svg:height="0.46cm" svg:x="0.009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Cork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34" table:end-x="0.608cm" table:end-y="0.46cm" draw:z-index="197" draw:name="Grafik 21" draw:style-name="gr1" draw:text-style-name="P1" svg:width="0.6cm" svg:height="0.46cm" svg:x="0.00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romit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4" table:end-x="0.609cm" table:end-y="0.46cm" draw:z-index="266" draw:name="Grafik 7" draw:style-name="gr1" draw:text-style-name="P1" svg:width="0.6cm" svg:height="0.46cm" svg:x="0.009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34" table:end-x="0.595cm" table:end-y="0.46cm" draw:z-index="32" draw:name="Grafik 45" draw:style-name="gr1" draw:text-style-name="P1" svg:width="0.6cm" svg:height="0.46cm" svg:x="1.78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5" table:end-x="0.609cm" table:end-y="0.46cm" draw:z-index="5" draw:name="Grafik 4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Progres Niederko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35" table:end-x="0.608cm" table:end-y="0.46cm" draw:z-index="72" draw:name="Grafik 23" draw:style-name="gr1" draw:text-style-name="P1" svg:width="0.6cm" svg:height="0.46cm" svg:x="0.008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Glasgow Rang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5" table:end-x="0.61cm" table:end-y="0.46cm" draw:z-index="195" draw:name="Grafik 50" draw:style-name="gr1" draw:text-style-name="P1" svg:width="0.6cm" svg:height="0.46cm" svg:x="0.01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35" table:end-x="0.594cm" table:end-y="0.461cm" draw:z-index="260" draw:name="Grafik 25" draw:style-name="gr1" draw:text-style-name="P1" svg:width="0.6cm" svg:height="0.46cm" svg:x="1.78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nei Yehunda Tel Aviv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6" table:end-x="0.609cm" table:end-y="0.46cm" draw:z-index="3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6" table:end-x="0.608cm" table:end-y="0.46cm" draw:z-index="6" draw:name="Grafik 47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5" office:value-type="string">
            <text:p>Progres Niederkor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9cm" table:end-y="0.46cm" draw:z-index="267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36" table:end-x="0.594cm" table:end-y="0.46cm" draw:z-index="263" draw:name="Grafik 53" draw:style-name="gr1" draw:text-style-name="P1" svg:width="0.6cm" svg:height="0.46cm" svg:x="1.788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7" table:end-x="0.609cm" table:end-y="0.461cm" draw:z-index="76" draw:name="Grafik 37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I37" table:end-x="0.608cm" table:end-y="0.461cm" draw:z-index="77" draw:name="Grafik 37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7" table:end-x="0.609cm" table:end-y="0.46cm" draw:z-index="65" draw:name="Grafik 20" draw:style-name="gr1" draw:text-style-name="P1" svg:width="0.6cm" svg:height="0.46cm" svg:x="0.009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37" table:end-x="0.594cm" table:end-y="0.46cm" draw:z-index="290" draw:name="Grafik 52" draw:style-name="gr1" draw:text-style-name="P1" svg:width="0.6cm" svg:height="0.46cm" svg:x="1.788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8" table:end-x="0.609cm" table:end-y="0.461cm" draw:z-index="79" draw:name="Grafik 37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Brann Ber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38" table:end-x="0.608cm" table:end-y="0.461cm" draw:z-index="199" draw:name="Grafik 36" draw:style-name="gr1" draw:text-style-name="P1" svg:width="0.6cm" svg:height="0.46cm" svg:x="0.008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38" table:end-x="0.609cm" table:end-y="0.461cm" draw:z-index="268" draw:name="Grafik 21" draw:style-name="gr1" draw:text-style-name="P1" svg:width="0.6cm" svg:height="0.46cm" svg:x="0.009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K Ath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38" table:end-x="0.594cm" table:end-y="0.461cm" draw:z-index="265" draw:name="Grafik 42" draw:style-name="gr1" draw:text-style-name="P1" svg:width="0.6cm" svg:height="0.46cm" svg:x="1.78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yenoord Rotterdam</text:p>
          </table:table-cell>
          <table:table-cell table:number-columns-repeated="2" office:value-type="float" office:value="3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9" table:end-x="0.609cm" table:end-y="0.46cm" draw:z-index="80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amrock Rovers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39" table:end-x="0.608cm" table:end-y="0.46cm" draw:z-index="81" draw:name="Grafik 49" draw:style-name="gr1" draw:text-style-name="P1" svg:width="0.6cm" svg:height="0.46cm" svg:x="0.008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>
            <draw:frame table:end-cell-address="Qualifikation.M39" table:end-x="0.609cm" table:end-y="0.46cm" draw:z-index="270" draw:name="Grafik 14" draw:style-name="gr1" draw:text-style-name="P1" svg:width="0.6cm" svg:height="0.46cm" svg:x="0.009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 Pra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39" table:end-x="0.595cm" table:end-y="0.46cm" draw:z-index="55" draw:name="Grafik 25" draw:style-name="gr1" draw:text-style-name="P1" svg:width="0.6cm" svg:height="0.46cm" svg:x="1.78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0" table:end-x="0.609cm" table:end-y="0.461cm" draw:z-index="82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Kauno Zalgiri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0" table:end-x="0.608cm" table:end-y="0.461cm" draw:z-index="84" draw:name="Grafik 13" draw:style-name="gr1" draw:text-style-name="P1" svg:width="0.6cm" svg:height="0.46cm" svg:x="0.008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>
            <draw:frame table:end-cell-address="Qualifikation.M40" table:end-x="0.609cm" table:end-y="0.461cm" draw:z-index="271" draw:name="Grafik 27" draw:style-name="gr1" draw:text-style-name="P1" svg:width="0.6cm" svg:height="0.46cm" svg:x="0.009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abzonspo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Q40" table:end-x="0.595cm" table:end-y="0.46cm" draw:z-index="193" draw:name="Grafik 39" draw:style-name="gr1" draw:text-style-name="P1" svg:width="0.6cm" svg:height="0.46cm" svg:x="1.789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1" table:end-x="0.609cm" table:end-y="0.46cm" draw:z-index="83" draw:name="Grafik 13" draw:style-name="gr1" draw:text-style-name="P1" svg:width="0.6cm" svg:height="0.46cm" svg:x="0.009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I41" table:end-x="0.608cm" table:end-y="0.46cm" draw:z-index="88" draw:name="Grafik 1" draw:style-name="gr1" draw:text-style-name="P1" svg:width="0.6cm" svg:height="0.46cm" svg:x="0.008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Alashkert Erew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41" table:end-x="0.609cm" table:end-y="0.46cm" draw:z-index="301" draw:name="Grafik 38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Q41" table:end-x="0.594cm" table:end-y="0.46cm" draw:z-index="292" draw:name="Grafik 26" draw:style-name="gr1" draw:text-style-name="P1" svg:width="0.6cm" svg:height="0.46cm" svg:x="1.788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Marib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2" table:end-x="0.609cm" table:end-y="0.461cm" draw:z-index="87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Alashkert Erewan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42" table:end-x="0.608cm" table:end-y="0.461cm" draw:z-index="91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M42" table:end-x="0.61cm" table:end-y="0.46cm" draw:z-index="198" draw:name="Grafik 21" draw:style-name="gr1" draw:text-style-name="P1" svg:width="0.6cm" svg:height="0.46cm" svg:x="0.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romitos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42" table:end-x="0.594cm" table:end-y="0.46cm" draw:z-index="291" draw:name="Grafik 12" draw:style-name="gr1" draw:text-style-name="P1" svg:width="0.6cm" svg:height="0.46cm" svg:x="1.78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3" table:end-x="0.609cm" table:end-y="0.461cm" draw:z-index="89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akedonija Gjorce Petr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608cm" table:end-y="0.461cm" draw:z-index="200" draw:name="Grafik 14" draw:style-name="gr1" draw:text-style-name="P1" svg:width="0.6cm" svg:height="0.46cm" svg:x="0.008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lada Bolesla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43" table:end-x="0.609cm" table:end-y="0.461cm" draw:z-index="273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43" table:end-x="0.595cm" table:end-y="0.461cm" draw:z-index="196" draw:name="Grafik 50" draw:style-name="gr1" draw:text-style-name="P1" svg:width="0.6cm" svg:height="0.46cm" svg:x="1.78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iga FC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4" table:end-x="0.6cm" table:end-y="0.46cm" draw:z-index="15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lymena Unite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>
            <draw:frame table:end-cell-address="Qualifikation.E44" table:end-x="0.609cm" table:end-y="0.461cm" draw:z-index="90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44" table:end-x="0.608cm" table:end-y="0.46cm" draw:z-index="96" draw:name="Grafik 24" draw:style-name="gr1" draw:text-style-name="P1" svg:width="0.6cm" svg:height="0.46cm" svg:x="0.008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Ordabassy Schymk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4" table:end-x="0.609cm" table:end-y="0.46cm" draw:z-index="73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  <draw:frame table:end-cell-address="Qualifikation.Q44" table:end-x="0.594cm" table:end-y="0.46cm" draw:z-index="269" draw:name="Grafik 21" draw:style-name="gr1" draw:text-style-name="P1" svg:width="0.6cm" svg:height="0.46cm" svg:x="1.78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EK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5" table:end-x="0.6cm" table:end-y="0.46cm" draw:z-index="8" draw:name="Grafik 3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4" office:value-type="string">
            <text:p>NSI Runavik</text:p>
          </table:table-cell>
          <table:table-cell table:number-columns-repeated="2" table:style-name="ce6" office:value-type="float" office:value="0">
            <text:p>0</text:p>
          </table:table-cell>
          <table:table-cell>
            <draw:frame table:end-cell-address="Qualifikation.E45" table:end-x="0.609cm" table:end-y="0.46cm" draw:z-index="94" draw:name="Grafik 31" draw:style-name="gr1" draw:text-style-name="P1" svg:width="0.6cm" svg:height="0.46cm" svg:x="0.009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Milsami Orh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45" table:end-x="0.608cm" table:end-y="0.461cm" draw:z-index="99" draw:name="Grafik 50" draw:style-name="gr1" draw:text-style-name="P1" svg:width="0.6cm" svg:height="0.46cm" svg:x="0.008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>
            <draw:frame table:end-cell-address="Qualifikation.M45" table:end-x="0.609cm" table:end-y="0.461cm" draw:z-index="78" draw:name="Grafik 37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FK Haugesun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45" table:end-x="0.594cm" table:end-y="0.461cm" draw:z-index="272" draw:name="Grafik 27" draw:style-name="gr1" draw:text-style-name="P1" svg:width="0.6cm" svg:height="0.46cm" svg:x="1.788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Trabzonsp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6" table:end-x="0.6cm" table:end-y="0.46cm" draw:z-index="12" draw:name="Grafik 10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5" office:value-type="string">
            <text:p>SP La Fiorita Monttegiard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46" table:end-x="0.609cm" table:end-y="0.46cm" draw:z-index="95" draw:name="Grafik 24" draw:style-name="gr1" draw:text-style-name="P1" svg:width="0.6cm" svg:height="0.46cm" svg:x="0.009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Ordabassy Schymk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608cm" table:end-y="0.461cm" draw:z-index="26" draw:name="Grafik 5" draw:style-name="gr1" draw:text-style-name="P1" svg:width="0.6cm" svg:height="0.46cm" svg:x="0.008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46" table:end-x="0.609cm" table:end-y="0.46cm" draw:z-index="274" draw:name="Grafik 42" draw:style-name="gr1" draw:text-style-name="P1" svg:width="0.6cm" svg:height="0.46cm" svg:x="0.00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PSV Eindhov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Q46" table:end-x="0.595cm" table:end-y="0.461cm" draw:z-index="300" draw:name="Grafik 38" draw:style-name="gr1" draw:text-style-name="P1" svg:width="0.6cm" svg:height="0.46cm" svg:x="1.789cm" svg:y="0.001cm">
              <draw:image xlink:href="">
                <text:p/>
              </draw:image>
            </draw:frame>
          </table:table-cell>
          <table:table-cell/>
          <table:table-cell table:style-name="ce4" office:value-type="string">
            <text:p>Legia Warschau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7" table:end-x="0.6cm" table:end-y="0.46cm" draw:z-index="13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5" office:value-type="string">
            <text:p>UE Engord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E47" table:end-x="0.609cm" table:end-y="0.461cm" draw:z-index="97" draw:name="Grafik 43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Torpedo Kutais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7" table:end-x="0.608cm" table:end-y="0.46cm" draw:z-index="104" draw:name="Grafik 47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5" office:value-type="string">
            <text:p>Jeunesse Esch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47" table:end-x="0.609cm" table:end-y="0.461cm" draw:z-index="276" draw:name="Grafik 36" draw:style-name="gr1" draw:text-style-name="P1" svg:width="0.6cm" svg:height="0.46cm" svg:x="0.009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Austria W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47" table:end-x="0.595cm" table:end-y="0.46cm" draw:z-index="74" draw:name="Grafik 23" draw:style-name="gr1" draw:text-style-name="P1" svg:width="0.6cm" svg:height="0.46cm" svg:x="1.78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8" table:end-x="0.6cm" table:end-y="0.461cm" draw:z-index="18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48" table:end-x="0.609cm" table:end-y="0.461cm" draw:z-index="98" draw:name="Grafik 50" draw:style-name="gr1" draw:text-style-name="P1" svg:width="0.6cm" svg:height="0.46cm" svg:x="0.00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608cm" table:end-y="0.461cm" draw:z-index="202" draw:name="Grafik 19" draw:style-name="gr1" draw:text-style-name="P1" svg:width="0.6cm" svg:height="0.46cm" svg:x="0.008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Vitoria Guimara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48" table:end-x="0.609cm" table:end-y="0.461cm" draw:z-index="85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Q48" table:end-x="0.594cm" table:end-y="0.461cm" draw:z-index="275" draw:name="Grafik 42" draw:style-name="gr1" draw:text-style-name="P1" svg:width="0.6cm" svg:height="0.46cm" svg:x="1.78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PSV Eindhov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>
            <draw:frame table:end-cell-address="Qualifikation.A49" table:end-x="0.6cm" table:end-y="0.46cm" draw:z-index="19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E49" table:end-x="0.609cm" table:end-y="0.46cm" draw:z-index="101" draw:name="Grafik 44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Teuta Dur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608cm" table:end-y="0.461cm" draw:z-index="205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okomotive Plovdi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9" table:end-x="0.609cm" table:end-y="0.461cm" draw:z-index="92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49" table:end-x="0.595cm" table:end-y="0.46cm" draw:z-index="86" draw:name="Grafik 13" draw:style-name="gr1" draw:text-style-name="P1" svg:width="0.6cm" svg:height="0.46cm" svg:x="1.789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pollon Limassol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0" table:end-x="0.6cm" table:end-y="0.461cm" draw:z-index="17" draw:name="Grafik 4" draw:style-name="gr1" draw:text-style-name="P1" svg:width="0.6cm" svg:height="0.46cm" svg:x="0cm" svg:y="0.001cm">
              <draw:image xlink:href="">
                <text:p/>
              </draw:image>
            </draw:frame>
          </table:table-cell>
          <table:table-cell table:style-name="ce5" office:value-type="string">
            <text:p>KF Prist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50" table:end-x="0.609cm" table:end-y="0.461cm" draw:z-index="25" draw:name="Grafik 5" draw:style-name="gr1" draw:text-style-name="P1" svg:width="0.6cm" svg:height="0.46cm" svg:x="0.009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5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50" table:end-x="0.608cm" table:end-y="0.46cm" draw:z-index="108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Trn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50" table:end-x="0.61cm" table:end-y="0.461cm" draw:z-index="201" draw:name="Grafik 14" draw:style-name="gr1" draw:text-style-name="P1" svg:width="0.6cm" svg:height="0.46cm" svg:x="0.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lada Bolesla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0" table:end-x="0.595cm" table:end-y="0.461cm" draw:z-index="93" draw:name="Grafik 20" draw:style-name="gr1" draw:text-style-name="P1" svg:width="0.6cm" svg:height="0.46cm" svg:x="1.78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SB Bukarest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1" table:end-x="0.6cm" table:end-y="0.46cm" draw:z-index="20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. Joseph's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E51" table:end-x="0.609cm" table:end-y="0.46cm" draw:z-index="102" draw:name="Grafik 22" draw:style-name="gr1" draw:text-style-name="P1" svg:width="0.6cm" svg:height="0.46cm" svg:x="0.009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jduk Spl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51" table:end-x="0.608cm" table:end-y="0.46cm" draw:z-index="207" draw:name="Grafik 30" draw:style-name="gr1" draw:text-style-name="P1" svg:width="0.6cm" svg:height="0.46cm" svg:x="0.008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cing Straß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9cm" table:end-y="0.46cm" draw:z-index="100" draw:name="Grafik 50" draw:style-name="gr1" draw:text-style-name="P1" svg:width="0.6cm" svg:height="0.46cm" svg:x="0.009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1" table:end-x="0.595cm" table:end-y="0.46cm" draw:z-index="204" draw:name="Grafik 19" draw:style-name="gr1" draw:text-style-name="P1" svg:width="0.6cm" svg:height="0.46cm" svg:x="1.789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toria Guimara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2" table:end-x="0.6cm" table:end-y="0.46cm" draw:z-index="4" draw:name="Grafik 47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2" table:end-x="0.609cm" table:end-y="0.46cm" draw:z-index="103" draw:name="Grafik 4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Jeunesse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52" table:end-x="0.608cm" table:end-y="0.46cm" draw:z-index="110" draw:name="Grafik 25" draw:style-name="gr1" draw:text-style-name="P1" svg:width="0.6cm" svg:height="0.46cm" svg:x="0.008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ccabi Haif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2" table:end-x="0.61cm" table:end-y="0.46cm" draw:z-index="203" draw:name="Grafik 19" draw:style-name="gr1" draw:text-style-name="P1" svg:width="0.6cm" svg:height="0.46cm" svg:x="0.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Vitoria Guimarae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Q52" table:end-x="0.595cm" table:end-y="0.461cm" draw:z-index="209" draw:name="Grafik 30" draw:style-name="gr1" draw:text-style-name="P1" svg:width="0.6cm" svg:height="0.46cm" svg:x="1.789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cing Straß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3" table:end-x="0.6cm" table:end-y="0.46cm" draw:z-index="0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ardiff M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E53" table:end-x="0.609cm" table:end-y="0.461cm" draw:z-index="105" draw:name="Grafik 24" draw:style-name="gr1" draw:text-style-name="P1" svg:width="0.6cm" svg:height="0.46cm" svg:x="0.009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bol Qostan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53" table:end-x="0.608cm" table:end-y="0.461cm" draw:z-index="114" draw:name="Grafik 52" draw:style-name="gr1" draw:text-style-name="P1" svg:width="0.6cm" svg:height="0.46cm" svg:x="0.00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hervar FC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>
            <draw:frame table:end-cell-address="Qualifikation.M53" table:end-x="0.61cm" table:end-y="0.461cm" draw:z-index="206" draw:name="Grafik 39" draw:style-name="gr1" draw:text-style-name="P1" svg:width="0.6cm" svg:height="0.46cm" svg:x="0.01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okomotive Plovdi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3" table:end-x="0.595cm" table:end-y="0.461cm" draw:z-index="212" draw:name="Grafik 17" draw:style-name="gr1" draw:text-style-name="P1" svg:width="0.6cm" svg:height="0.46cm" svg:x="1.789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Eintracht Frankfur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>
            <draw:frame table:end-cell-address="Qualifikation.A54" table:end-x="0.6cm" table:end-y="0.46cm" draw:z-index="1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rry Town Unite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4" table:end-x="0.609cm" table:end-y="0.46cm" draw:z-index="106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dnik Bijeljina</text:p>
          </table:table-cell>
          <table:table-cell office:value-type="float" office:value="2">
            <text:p>2</text:p>
          </table:table-cell>
          <table:table-cell office:value-type="string">
            <text:p>0 (2 i.E.)</text:p>
          </table:table-cell>
          <table:table-cell>
            <draw:frame table:end-cell-address="Qualifikation.I54" table:end-x="0.608cm" table:end-y="0.46cm" draw:z-index="117" draw:name="Grafik 55" draw:style-name="gr1" draw:text-style-name="P1" svg:width="0.6cm" svg:height="0.46cm" svg:x="0.008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>
            <draw:frame table:end-cell-address="Qualifikation.M54" table:end-x="0.61cm" table:end-y="0.461cm" draw:z-index="208" draw:name="Grafik 30" draw:style-name="gr1" draw:text-style-name="P1" svg:width="0.6cm" svg:height="0.46cm" svg:x="0.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cing Straßbur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54" table:end-x="0.595cm" table:end-y="0.461cm" draw:z-index="296" draw:name="Grafik 41" draw:style-name="gr1" draw:text-style-name="P1" svg:width="0.6cm" svg:height="0.46cm" svg:x="1.78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AA G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5" table:end-x="0.6cm" table:end-y="0.461cm" draw:z-index="2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E55" table:end-x="0.609cm" table:end-y="0.46cm" draw:z-index="107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k Trnava</text:p>
          </table:table-cell>
          <table:table-cell office:value-type="float" office:value="0">
            <text:p>0</text:p>
          </table:table-cell>
          <table:table-cell office:value-type="string">
            <text:p>2 (3 i.E.)</text:p>
          </table:table-cell>
          <table:table-cell>
            <draw:frame table:end-cell-address="Qualifikation.I55" table:end-x="0.608cm" table:end-y="0.461cm" draw:z-index="307" draw:name="Grafik 6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5" office:value-type="string">
            <text:p>Flora Tallin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5" table:end-x="0.609cm" table:end-y="0.461cm" draw:z-index="118" draw:name="Grafik 55" draw:style-name="gr1" draw:text-style-name="P1" svg:width="0.6cm" svg:height="0.46cm" svg:x="0.009cm" svg:y="0.001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5" table:end-x="0.594cm" table:end-y="0.46cm" draw:z-index="278" draw:name="Grafik 22" draw:style-name="gr1" draw:text-style-name="P1" svg:width="0.6cm" svg:height="0.46cm" svg:x="1.78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NK Rijeka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6" table:end-x="0.6cm" table:end-y="0.46cm" draw:z-index="7" draw:name="Grafik 3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4" office:value-type="string">
            <text:p>Klaksvik Itrottarfel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>
            <draw:frame table:end-cell-address="Qualifikation.E56" table:end-x="0.609cm" table:end-y="0.46cm" draw:z-index="109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Haif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608cm" table:end-y="0.46cm" draw:z-index="210" draw:name="Grafik 17" draw:style-name="gr1" draw:text-style-name="P1" svg:width="0.6cm" svg:height="0.46cm" svg:x="0.008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 office:value-type="string">
            <text:p>Eintracht Frankfurt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56" table:end-x="0.61cm" table:end-y="0.46cm" draw:z-index="211" draw:name="Grafik 17" draw:style-name="gr1" draw:text-style-name="P1" svg:width="0.6cm" svg:height="0.46cm" svg:x="0.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Eintracht Frankf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Q56" table:end-x="0.595cm" table:end-y="0.46cm" draw:z-index="216" draw:name="Grafik 42" draw:style-name="gr1" draw:text-style-name="P1" svg:width="0.6cm" svg:height="0.46cm" svg:x="1.78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Z Alkmaar</text:p>
          </table:table-cell>
          <table:table-cell office:value-type="float" office:value="1">
            <text:p>1</text:p>
          </table:table-cell>
          <table:table-cell office:value-type="string">
            <text:p>1 (4 n.V.)</text:p>
          </table:table-cell>
          <table:table-cell table:number-columns-repeated="1004"/>
        </table:table-row>
        <table:table-row table:style-name="ro1">
          <table:table-cell>
            <draw:frame table:end-cell-address="Qualifikation.A57" table:end-x="0.6cm" table:end-y="0.46cm" draw:z-index="11" draw:name="Grafik 10" draw:style-name="gr1" draw:text-style-name="P1" svg:width="0.6cm" svg:height="0.46cm" svg:x="0cm" svg:y="0cm">
              <draw:image xlink:href="">
                <text:p/>
              </draw:image>
            </draw:frame>
          </table:table-cell>
          <table:table-cell table:style-name="ce4" office:value-type="string">
            <text:p>Tre Fiori Fiorent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57" table:end-x="0.609cm" table:end-y="0.46cm" draw:z-index="111" draw:name="Grafik 26" draw:style-name="gr1" draw:text-style-name="P1" svg:width="0.6cm" svg:height="0.46cm" svg:x="0.009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S Mu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608cm" table:end-y="0.46cm" draw:z-index="305" draw:name="Grafik 13" draw:style-name="gr1" draw:text-style-name="P1" svg:width="0.6cm" svg:height="0.46cm" svg:x="0.008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Qualifikation.M57" table:end-x="0.609cm" table:end-y="0.461cm" draw:z-index="121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Q57" table:end-x="0.595cm" table:end-y="0.461cm" draw:z-index="297" draw:name="Grafik 41" draw:style-name="gr1" draw:text-style-name="P1" svg:width="0.6cm" svg:height="0.46cm" svg:x="1.78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58" table:end-x="0.609cm" table:end-y="0.461cm" draw:z-index="112" draw:name="Grafik 48" draw:style-name="gr1" draw:text-style-name="P1" svg:width="0.6cm" svg:height="0.46cm" svg:x="0.009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ta Golubovc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608cm" table:end-y="0.461cm" draw:z-index="125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58" table:end-x="0.609cm" table:end-y="0.461cm" draw:z-index="299" draw:name="Grafik 41" draw:style-name="gr1" draw:text-style-name="P1" svg:width="0.6cm" svg:height="0.46cm" svg:x="0.00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5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Q58" table:end-x="0.594cm" table:end-y="0.461cm" draw:z-index="282" draw:name="Grafik 19" draw:style-name="gr1" draw:text-style-name="P1" svg:width="0.6cm" svg:height="0.46cm" svg:x="1.788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59" table:end-x="0.609cm" table:end-y="0.46cm" draw:z-index="113" draw:name="Grafik 52" draw:style-name="gr1" draw:text-style-name="P1" svg:width="0.6cm" svg:height="0.46cm" svg:x="0.009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ehervar F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>
            <draw:frame table:end-cell-address="Qualifikation.I59" table:end-x="0.608cm" table:end-y="0.461cm" draw:z-index="298" draw:name="Grafik 41" draw:style-name="gr1" draw:text-style-name="P1" svg:width="0.6cm" svg:height="0.46cm" svg:x="0.008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5" office:value-type="string">
            <text:p>KAA G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>
            <draw:frame table:end-cell-address="Qualifikation.M59" table:end-x="0.609cm" table:end-y="0.461cm" draw:z-index="277" draw:name="Grafik 22" draw:style-name="gr1" draw:text-style-name="P1" svg:width="0.6cm" svg:height="0.46cm" svg:x="0.009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Q59" table:end-x="0.594cm" table:end-y="0.461cm" draw:z-index="285" draw:name="Grafik 16" draw:style-name="gr1" draw:text-style-name="P1" svg:width="0.6cm" svg:height="0.46cm" svg:x="1.788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 Moska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0" table:end-x="0.609cm" table:end-y="0.461cm" draw:z-index="115" draw:name="Grafik 40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4" office:value-type="string">
            <text:p>UMF Breidablik Kopavog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60" table:end-x="0.608cm" table:end-y="0.461cm" draw:z-index="213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M60" table:end-x="0.609cm" table:end-y="0.461cm" draw:z-index="131" draw:name="Grafik 23" draw:style-name="gr1" draw:text-style-name="P1" svg:width="0.6cm" svg:height="0.46cm" svg:x="0.009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berde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60" table:end-x="0.594cm" table:end-y="0.461cm" draw:z-index="293" draw:name="Grafik 23" draw:style-name="gr1" draw:text-style-name="P1" svg:width="0.6cm" svg:height="0.46cm" svg:x="1.78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1" table:end-x="0.609cm" table:end-y="0.46cm" draw:z-index="116" draw:name="Grafik 55" draw:style-name="gr1" draw:text-style-name="P1" svg:width="0.6cm" svg:height="0.46cm" svg:x="0.009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608cm" table:end-y="0.46cm" draw:z-index="128" draw:name="Grafik 43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4" office:value-type="string">
            <text:p>Tschichura Satschche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61" table:end-x="0.609cm" table:end-y="0.46cm" draw:z-index="279" draw:name="Grafik 53" draw:style-name="gr1" draw:text-style-name="P1" svg:width="0.6cm" svg:height="0.46cm" svg:x="0.009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ariupo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61" table:end-x="0.594cm" table:end-y="0.46cm" draw:z-index="287" draw:name="Grafik 45" draw:style-name="gr1" draw:text-style-name="P1" svg:width="0.6cm" svg:height="0.46cm" svg:x="1.78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2" table:end-x="0.609cm" table:end-y="0.46cm" draw:z-index="310" draw:name="Grafik 6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Flora Tallin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2" table:end-x="0.608cm" table:end-y="0.461cm" draw:z-index="130" draw:name="Grafik 23" draw:style-name="gr1" draw:text-style-name="P1" svg:width="0.6cm" svg:height="0.46cm" svg:x="0.00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M62" table:end-x="0.61cm" table:end-y="0.46cm" draw:z-index="215" draw:name="Grafik 42" draw:style-name="gr1" draw:text-style-name="P1" svg:width="0.6cm" svg:height="0.46cm" svg:x="0.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Q62" table:end-x="0.595cm" table:end-y="0.46cm" draw:z-index="224" draw:name="Grafik 9" draw:style-name="gr1" draw:text-style-name="P1" svg:width="0.6cm" svg:height="0.46cm" svg:x="1.78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3" table:end-x="0.609cm" table:end-y="0.461cm" draw:z-index="119" draw:name="Grafik 35" draw:style-name="gr1" draw:text-style-name="P1" svg:width="0.6cm" svg:height="0.46cm" svg:x="0.009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dnicki N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3" table:end-x="0.608cm" table:end-y="0.461cm" draw:z-index="214" draw:name="Grafik 42" draw:style-name="gr1" draw:text-style-name="P1" svg:width="0.6cm" svg:height="0.46cm" svg:x="0.00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63" table:end-x="0.609cm" table:end-y="0.461cm" draw:z-index="313" draw:name="Grafik 41" draw:style-name="gr1" draw:text-style-name="P1" svg:width="0.6cm" svg:height="0.46cm" svg:x="0.00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0 (1 n.V.)</text:p>
            <draw:frame table:end-cell-address="Qualifikation.Q63" table:end-x="0.594cm" table:end-y="0.461cm" draw:z-index="294" draw:name="Grafik 11" draw:style-name="gr1" draw:text-style-name="P1" svg:width="0.6cm" svg:height="0.46cm" svg:x="1.788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Qarabag Agdam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4" table:end-x="0.609cm" table:end-y="0.461cm" draw:z-index="120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64" table:end-x="0.608cm" table:end-y="0.461cm" draw:z-index="217" draw:name="Grafik 45" draw:style-name="gr1" draw:text-style-name="P1" svg:width="0.6cm" svg:height="0.46cm" svg:x="0.008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BK Häck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4" table:end-x="0.609cm" table:end-y="0.46cm" draw:z-index="280" draw:name="Grafik 14" draw:style-name="gr1" draw:text-style-name="P1" svg:width="0.6cm" svg:height="0.46cm" svg:x="0.009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office:value-type="float" office:value="0">
            <text:p>0</text:p>
          </table:table-cell>
          <table:table-cell office:value-type="string">
            <text:p>1 (2 n.V.)</text:p>
            <draw:frame table:end-cell-address="Qualifikation.Q64" table:end-x="0.595cm" table:end-y="0.46cm" draw:z-index="229" draw:name="Grafik 28" draw:style-name="gr1" draw:text-style-name="P1" svg:width="0.6cm" svg:height="0.46cm" svg:x="1.789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Espanyol Barcelo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5" table:end-x="0.609cm" table:end-y="0.461cm" draw:z-index="122" draw:name="Grafik 31" draw:style-name="gr1" draw:text-style-name="P1" svg:width="0.6cm" svg:height="0.46cm" svg:x="0.009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Petrocub Hincest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65" table:end-x="0.608cm" table:end-y="0.461cm" draw:z-index="302" draw:name="Grafik 38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4" office:value-type="string">
            <text:p>Lechia Danzig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>
            <draw:frame table:end-cell-address="Qualifikation.M65" table:end-x="0.609cm" table:end-y="0.461cm" draw:z-index="135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65" table:end-x="0.595cm" table:end-y="0.461cm" draw:z-index="233" draw:name="Grafik 34" draw:style-name="gr1" draw:text-style-name="P1" svg:width="0.6cm" svg:height="0.46cm" svg:x="1.789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Sorja Luhan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6" table:end-x="0.609cm" table:end-y="0.46cm" draw:z-index="123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66" table:end-x="0.608cm" table:end-y="0.46cm" draw:z-index="134" draw:name="Grafik 12" draw:style-name="gr1" draw:text-style-name="P1" svg:width="0.6cm" svg:height="0.46cm" svg:x="0.00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office:value-type="float" office:value="1">
            <text:p>1</text:p>
          </table:table-cell>
          <table:table-cell office:value-type="string">
            <text:p>2 (4 n.V.)</text:p>
          </table:table-cell>
          <table:table-cell>
            <draw:frame table:end-cell-address="Qualifikation.M66" table:end-x="0.609cm" table:end-y="0.46cm" draw:z-index="281" draw:name="Grafik 19" draw:style-name="gr1" draw:text-style-name="P1" svg:width="0.6cm" svg:height="0.46cm" svg:x="0.009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  <draw:frame table:end-cell-address="Qualifikation.Q66" table:end-x="0.595cm" table:end-y="0.46cm" draw:z-index="236" draw:name="Grafik 46" draw:style-name="gr1" draw:text-style-name="P1" svg:width="0.6cm" svg:height="0.46cm" svg:x="1.78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7" table:end-x="0.609cm" table:end-y="0.461cm" draw:z-index="124" draw:name="Grafik 39" draw:style-name="gr1" draw:text-style-name="P1" svg:width="0.6cm" svg:height="0.46cm" svg:x="0.009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vski Sofi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7" table:end-x="0.608cm" table:end-y="0.46cm" draw:z-index="218" draw:name="Grafik 44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5" office:value-type="string">
            <text:p>Partizani Tir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7" table:end-x="0.609cm" table:end-y="0.43cm" draw:z-index="283" draw:name="Grafik 15" draw:style-name="gr1" draw:text-style-name="P1" svg:width="0.6cm" svg:height="0.43cm" svg:x="0.009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h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67" table:end-x="0.594cm" table:end-y="0.461cm" draw:z-index="295" draw:name="Grafik 21" draw:style-name="gr1" draw:text-style-name="P1" svg:width="0.6cm" svg:height="0.46cm" svg:x="1.788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OK Saloni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8" table:end-x="0.609cm" table:end-y="0.46cm" draw:z-index="126" draw:name="Grafik 4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CS Fola Esch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68" table:end-x="0.608cm" table:end-y="0.46cm" draw:z-index="219" draw:name="Grafik 31" draw:style-name="gr1" draw:text-style-name="P1" svg:width="0.6cm" svg:height="0.46cm" svg:x="0.008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9cm" table:end-y="0.46cm" draw:z-index="284" draw:name="Grafik 16" draw:style-name="gr1" draw:text-style-name="P1" svg:width="0.6cm" svg:height="0.46cm" svg:x="0.009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Moska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Q68" table:end-x="0.595cm" table:end-y="0.46cm" draw:z-index="240" draw:name="Grafik 35" draw:style-name="gr1" draw:text-style-name="P1" svg:width="0.6cm" svg:height="0.46cm" svg:x="1.789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9" table:end-x="0.609cm" table:end-y="0.46cm" draw:z-index="127" draw:name="Grafik 43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Tschichura Satschchere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9" table:end-x="0.608cm" table:end-y="0.461cm" draw:z-index="221" draw:name="Grafik 3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4" office:value-type="string">
            <text:p>HB Torshav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9" table:end-x="0.61cm" table:end-y="0.461cm" draw:z-index="220" draw:name="Grafik 31" draw:style-name="gr1" draw:text-style-name="P1" svg:width="0.6cm" svg:height="0.46cm" svg:x="0.01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69" table:end-x="0.595cm" table:end-y="0.46cm" draw:z-index="155" draw:name="Grafik 37" draw:style-name="gr1" draw:text-style-name="P1" svg:width="0.6cm" svg:height="0.46cm" svg:x="1.789cm" svg:y="0cm">
              <draw:image xlink:href="">
                <text:p/>
              </draw:image>
            </draw:frame>
          </table:table-cell>
          <table:table-cell/>
          <table:table-cell office:value-type="string">
            <text:p>Molde FK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0" table:end-x="0.609cm" table:end-y="0.461cm" draw:z-index="129" draw:name="Grafik 23" draw:style-name="gr1" draw:text-style-name="P1" svg:width="0.6cm" svg:height="0.46cm" svg:x="0.009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Aberdee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70" table:end-x="0.608cm" table:end-y="0.461cm" draw:z-index="222" draw:name="Grafik 9" draw:style-name="gr1" draw:text-style-name="P1" svg:width="0.6cm" svg:height="0.46cm" svg:x="0.008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Linflie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9cm" table:end-y="0.461cm" draw:z-index="286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70" table:end-x="0.595cm" table:end-y="0.461cm" draw:z-index="248" draw:name="Grafik 29" draw:style-name="gr1" draw:text-style-name="P1" svg:width="0.6cm" svg:height="0.46cm" svg:x="1.789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Tur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1" table:end-x="0.609cm" table:end-y="0.46cm" draw:z-index="132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vaniemen P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71" table:end-x="0.608cm" table:end-y="0.43cm" draw:z-index="225" draw:name="Grafik 15" draw:style-name="gr1" draw:text-style-name="P1" svg:width="0.6cm" svg:height="0.43cm" svg:x="0.008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Luzer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71" table:end-x="0.609cm" table:end-y="0.46cm" draw:z-index="288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71" table:end-x="0.595cm" table:end-y="0.461cm" draw:z-index="253" draw:name="Grafik 18" draw:style-name="gr1" draw:text-style-name="P1" svg:width="0.6cm" svg:height="0.46cm" svg:x="1.789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Wolverhampton Wander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2" table:end-x="0.609cm" table:end-y="0.461cm" draw:z-index="133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I72" table:end-x="0.608cm" table:end-y="0.461cm" draw:z-index="10" draw:name="Grafik 3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5" office:value-type="string">
            <text:p>Klaksvik Itrottarfel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72" table:end-x="0.61cm" table:end-y="0.461cm" draw:z-index="223" draw:name="Grafik 9" draw:style-name="gr1" draw:text-style-name="P1" svg:width="0.6cm" svg:height="0.46cm" svg:x="0.01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Linf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3" table:end-x="0.609cm" table:end-y="0.46cm" draw:z-index="136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Inter Tu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3" table:end-x="0.608cm" table:end-y="0.46cm" draw:z-index="227" draw:name="Grafik 28" draw:style-name="gr1" draw:text-style-name="P1" svg:width="0.6cm" svg:height="0.46cm" svg:x="0.008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Espanyol Barcelo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M73" table:end-x="0.61cm" table:end-y="0.43cm" draw:z-index="226" draw:name="Grafik 15" draw:style-name="gr1" draw:text-style-name="P1" svg:width="0.6cm" svg:height="0.43cm" svg:x="0.0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Luz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4" table:end-x="0.609cm" table:end-y="0.46cm" draw:z-index="137" draw:name="Grafik 53" draw:style-name="gr1" draw:text-style-name="P1" svg:width="0.6cm" svg:height="0.46cm" svg:x="0.009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Riteria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74" table:end-x="0.608cm" table:end-y="0.46cm" draw:z-index="139" draw:name="Grafik 40" draw:style-name="gr1" draw:text-style-name="P1" svg:width="0.6cm" svg:height="0.46cm" svg:x="0.008cm" svg:y="0cm">
              <draw:image xlink:href="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4" table:end-x="0.61cm" table:end-y="0.46cm" draw:z-index="228" draw:name="Grafik 28" draw:style-name="gr1" draw:text-style-name="P1" svg:width="0.6cm" svg:height="0.46cm" svg:x="0.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Espanyol Barcelon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5" table:end-x="0.609cm" table:end-y="0.461cm" draw:z-index="9" draw:name="Grafik 3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5" office:value-type="string">
            <text:p>Klaksvik Ittrotarfela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75" table:end-x="0.608cm" table:end-y="0.461cm" draw:z-index="141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string">
            <text:p>0 (4 i.E.)</text:p>
          </table:table-cell>
          <table:table-cell>
            <draw:frame table:end-cell-address="Qualifikation.M75" table:end-x="0.609cm" table:end-y="0.461cm" draw:z-index="142" draw:name="Grafik 39" draw:style-name="gr1" draw:text-style-name="P1" svg:width="0.6cm" svg:height="0.46cm" svg:x="0.009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6" table:end-x="0.609cm" table:end-y="0.46cm" draw:z-index="138" draw:name="Grafik 40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2">
            <text:p>2</text:p>
          </table:table-cell>
          <table:table-cell office:value-type="string">
            <text:p>1 (2 n.V.)</text:p>
          </table:table-cell>
          <table:table-cell>
            <draw:frame table:end-cell-address="Qualifikation.I76" table:end-x="0.608cm" table:end-y="0.46cm" draw:z-index="230" draw:name="Grafik 22" draw:style-name="gr1" draw:text-style-name="P1" svg:width="0.6cm" svg:height="0.46cm" svg:x="0.00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office:value-type="float" office:value="0">
            <text:p>0</text:p>
          </table:table-cell>
          <table:table-cell office:value-type="string">
            <text:p>1 (3 i.E.)</text:p>
          </table:table-cell>
          <table:table-cell>
            <draw:frame table:end-cell-address="Qualifikation.M76" table:end-x="0.61cm" table:end-y="0.461cm" draw:z-index="232" draw:name="Grafik 34" draw:style-name="gr1" draw:text-style-name="P1" svg:width="0.6cm" svg:height="0.46cm" svg:x="0.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7" table:end-x="0.609cm" table:end-y="0.461cm" draw:z-index="308" draw:name="Grafik 6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>
            <draw:frame table:end-cell-address="Qualifikation.I77" table:end-x="0.608cm" table:end-y="0.461cm" draw:z-index="145" draw:name="Grafik 48" draw:style-name="gr1" draw:text-style-name="P1" svg:width="0.6cm" svg:height="0.46cm" svg:x="0.008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uducn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7" table:end-x="0.61cm" table:end-y="0.46cm" draw:z-index="235" draw:name="Grafik 46" draw:style-name="gr1" draw:text-style-name="P1" svg:width="0.6cm" svg:height="0.46cm" svg:x="0.01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8" table:end-x="0.609cm" table:end-y="0.46cm" draw:z-index="140" draw:name="Grafik 39" draw:style-name="gr1" draw:text-style-name="P1" svg:width="0.6cm" svg:height="0.46cm" svg:x="0.009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ZSKA Sof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I78" table:end-x="0.608cm" table:end-y="0.46cm" draw:z-index="231" draw:name="Grafik 34" draw:style-name="gr1" draw:text-style-name="P1" svg:width="0.6cm" svg:height="0.46cm" svg:x="0.008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78" table:end-x="0.609cm" table:end-y="0.46cm" draw:z-index="289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Dundal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9" table:end-x="0.609cm" table:end-y="0.46cm" draw:z-index="143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5" office:value-type="string">
            <text:p>OFK Titogra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79" table:end-x="0.608cm" table:end-y="0.46cm" draw:z-index="234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lovan Bratislav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79" table:end-x="0.61cm" table:end-y="0.46cm" draw:z-index="239" draw:name="Grafik 35" draw:style-name="gr1" draw:text-style-name="P1" svg:width="0.6cm" svg:height="0.46cm" svg:x="0.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0" table:end-x="0.609cm" table:end-y="0.461cm" draw:z-index="309" draw:name="Grafik 6" draw:style-name="gr1" draw:text-style-name="P1" svg:width="0.6cm" svg:height="0.46cm" svg:x="0.009cm" svg:y="0.001cm">
              <draw:image xlink:href="">
                <text:p/>
              </draw:image>
            </draw:frame>
          </table:table-cell>
          <table:table-cell table:style-name="ce4" office:value-type="string">
            <text:p>Narva Tra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80" table:end-x="0.608cm" table:end-y="0.461cm" draw:z-index="237" draw:name="Grafik 4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5" office:value-type="string">
            <text:p>KF Feronikeli Glogov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80" table:end-x="0.61cm" table:end-y="0.461cm" draw:z-index="242" draw:name="Grafik 27" draw:style-name="gr1" draw:text-style-name="P1" svg:width="0.6cm" svg:height="0.46cm" svg:x="0.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Yeni Malatyaspor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1" table:end-x="0.609cm" table:end-y="0.46cm" draw:z-index="144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uducnost Podgoric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I81" table:end-x="0.608cm" table:end-y="0.461cm" draw:z-index="147" draw:name="Grafik 7" draw:style-name="gr1" draw:text-style-name="P1" svg:width="0.6cm" svg:height="0.46cm" svg:x="0.008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's Quay Nomad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81" table:end-x="0.609cm" table:end-y="0.46cm" draw:z-index="154" draw:name="Grafik 3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Molde FK</text:p>
          </table:table-cell>
          <table:table-cell office:value-type="float" office:value="3">
            <text:p>3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2" table:end-x="0.609cm" table:end-y="0.461cm" draw:z-index="146" draw:name="Grafik 7" draw:style-name="gr1" draw:text-style-name="P1" svg:width="0.6cm" svg:height="0.46cm" svg:x="0.009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Connah's Quay Nom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608cm" table:end-y="0.46cm" draw:z-index="238" draw:name="Grafik 35" draw:style-name="gr1" draw:text-style-name="P1" svg:width="0.6cm" svg:height="0.46cm" svg:x="0.008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82" table:end-x="0.61cm" table:end-y="0.46cm" draw:z-index="244" draw:name="Grafik 21" draw:style-name="gr1" draw:text-style-name="P1" svg:width="0.6cm" svg:height="0.46cm" svg:x="0.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string">
            <text:p>3 (3 n.V.)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3" table:end-x="0.609cm" table:end-y="0.46cm" draw:z-index="148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Kilmarno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83" table:end-x="0.608cm" table:end-y="0.46cm" draw:z-index="241" draw:name="Grafik 27" draw:style-name="gr1" draw:text-style-name="P1" svg:width="0.6cm" svg:height="0.46cm" svg:x="0.008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Yeni Malatyasp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83" table:end-x="0.61cm" table:end-y="0.46cm" draw:z-index="247" draw:name="Grafik 29" draw:style-name="gr1" draw:text-style-name="P1" svg:width="0.6cm" svg:height="0.46cm" svg:x="0.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ur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4" table:end-x="0.609cm" table:end-y="0.461cm" draw:z-index="149" draw:name="Grafik 26" draw:style-name="gr1" draw:text-style-name="P1" svg:width="0.6cm" svg:height="0.46cm" svg:x="0.009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ja Ljubljan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84" table:end-x="0.608cm" table:end-y="0.461cm" draw:z-index="150" draw:name="Grafik 26" draw:style-name="gr1" draw:text-style-name="P1" svg:width="0.6cm" svg:height="0.46cm" svg:x="0.008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Olimpija Ljublja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84" table:end-x="0.609cm" table:end-y="0.461cm" draw:z-index="165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5" table:end-x="0.609cm" table:end-y="0.461cm" draw:z-index="151" draw:name="Grafik 50" draw:style-name="gr1" draw:text-style-name="P1" svg:width="0.6cm" svg:height="0.46cm" svg:x="0.00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s Futbola Skol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I85" table:end-x="0.608cm" table:end-y="0.461cm" draw:z-index="153" draw:name="Grafik 37" draw:style-name="gr1" draw:text-style-name="P1" svg:width="0.6cm" svg:height="0.46cm" svg:x="0.008cm" svg:y="0.001cm">
              <draw:image xlink:href="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85" table:end-x="0.609cm" table:end-y="0.461cm" draw:z-index="168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junik Erewan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6" table:end-x="0.609cm" table:end-y="0.46cm" draw:z-index="152" draw:name="Grafik 37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Molde FK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>
            <draw:frame table:end-cell-address="Qualifikation.I86" table:end-x="0.608cm" table:end-y="0.46cm" draw:z-index="158" draw:name="Grafik 35" draw:style-name="gr1" draw:text-style-name="P1" svg:width="0.6cm" svg:height="0.46cm" svg:x="0.008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ukaricki Bel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6" table:end-x="0.61cm" table:end-y="0.461cm" draw:z-index="252" draw:name="Grafik 18" draw:style-name="gr1" draw:text-style-name="P1" svg:width="0.6cm" svg:height="0.46cm" svg:x="0.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5" office:value-type="string">
            <text:p>Wolverhampton Wanderers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7" table:end-x="0.609cm" table:end-y="0.46cm" draw:z-index="156" draw:name="Grafik 40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7" table:end-x="0.608cm" table:end-y="0.46cm" draw:z-index="243" draw:name="Grafik 21" draw:style-name="gr1" draw:text-style-name="P1" svg:width="0.6cm" svg:height="0.46cm" svg:x="0.00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8" table:end-x="0.609cm" table:end-y="0.46cm" draw:z-index="157" draw:name="Grafik 35" draw:style-name="gr1" draw:text-style-name="P1" svg:width="0.6cm" svg:height="0.46cm" svg:x="0.009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ukaricki Belgra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>
            <draw:frame table:end-cell-address="Qualifikation.I88" table:end-x="0.608cm" table:end-y="0.46cm" draw:z-index="245" draw:name="Grafik 13" draw:style-name="gr1" draw:text-style-name="P1" svg:width="0.6cm" svg:height="0.46cm" svg:x="0.008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L Limassol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9" table:end-x="0.609cm" table:end-y="0.461cm" draw:z-index="159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ants Erew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89" table:end-x="0.608cm" table:end-y="0.461cm" draw:z-index="246" draw:name="Grafik 29" draw:style-name="gr1" draw:text-style-name="P1" svg:width="0.6cm" svg:height="0.46cm" svg:x="0.008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ur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0" table:end-x="0.609cm" table:end-y="0.461cm" draw:z-index="160" draw:name="Grafik 52" draw:style-name="gr1" draw:text-style-name="P1" svg:width="0.6cm" svg:height="0.46cm" svg:x="0.009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Debreceni VS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90" table:end-x="0.608cm" table:end-y="0.461cm" draw:z-index="161" draw:name="Grafik 52" draw:style-name="gr1" draw:text-style-name="P1" svg:width="0.6cm" svg:height="0.46cm" svg:x="0.00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breceni VS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1" table:end-x="0.609cm" table:end-y="0.46cm" draw:z-index="162" draw:name="Grafik 44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5" office:value-type="string">
            <text:p>FK Kuke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91" table:end-x="0.608cm" table:end-y="0.461cm" draw:z-index="164" draw:name="Grafik 33" draw:style-name="gr1" draw:text-style-name="P1" svg:width="0.6cm" svg:height="0.46cm" svg:x="0.008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chachzjor Salihors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2" table:end-x="0.609cm" table:end-y="0.461cm" draw:z-index="163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92" table:end-x="0.608cm" table:end-y="0.461cm" draw:z-index="249" draw:name="Grafik 12" draw:style-name="gr1" draw:text-style-name="P1" svg:width="0.6cm" svg:height="0.46cm" svg:x="0.008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Esbjerg fB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3" table:end-x="0.609cm" table:end-y="0.46cm" draw:z-index="24" draw:name="Grafik 5" draw:style-name="gr1" draw:text-style-name="P1" svg:width="0.6cm" svg:height="0.46cm" svg:x="0.009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Hibernians FC Paol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93" table:end-x="0.608cm" table:end-y="0.46cm" draw:z-index="167" draw:name="Grafik 1" draw:style-name="gr1" draw:text-style-name="P1" svg:width="0.6cm" svg:height="0.46cm" svg:x="0.008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junik Erew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4" table:end-x="0.609cm" table:end-y="0.461cm" draw:z-index="166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junik Erew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94" table:end-x="0.608cm" table:end-y="0.461cm" draw:z-index="250" draw:name="Grafik 14" draw:style-name="gr1" draw:text-style-name="P1" svg:width="0.6cm" svg:height="0.46cm" svg:x="0.008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Jablo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5" table:end-x="0.609cm" table:end-y="0.461cm" draw:z-index="169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kupi 19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95" table:end-x="0.608cm" table:end-y="0.461cm" draw:z-index="251" draw:name="Grafik 18" draw:style-name="gr1" draw:text-style-name="P1" svg:width="0.6cm" svg:height="0.46cm" svg:x="0.008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5" office:value-type="string">
            <text:p>Wolverhampton Wandere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6" table:end-x="0.609cm" table:end-y="0.46cm" draw:z-index="170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rusad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96" table:end-x="0.608cm" table:end-y="0.46cm" draw:z-index="171" draw:name="Grafik 9" draw:style-name="gr1" draw:text-style-name="P1" svg:width="0.6cm" svg:height="0.46cm" svg:x="0.008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Crusad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7" table:end-x="0.609cm" table:end-y="0.46cm" draw:z-index="172" draw:name="Grafik 3" draw:style-name="gr1" draw:text-style-name="P1" svg:width="0.6cm" svg:height="0.46cm" svg:x="0.009cm" svg:y="0cm">
              <draw:image xlink:href="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style-name="ce7" office:value-type="string">
            <text:p>Gruppe A</text:p>
          </table:table-cell>
          <table:table-cell table:style-name="ce7"/>
          <table:table-cell table:style-name="ce8" table:number-columns-repeated="10"/>
          <table:table-cell table:style-name="ce7" office:value-type="string">
            <text:p>Gruppe G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SEV</text:p>
          </table:table-cell>
          <table:table-cell table:style-name="ce8" office:value-type="string">
            <text:p>NIK</text:p>
          </table:table-cell>
          <table:table-cell table:style-name="ce8" office:value-type="string">
            <text:p>QAR</text:p>
          </table:table-cell>
          <table:table-cell table:style-name="ce8" office:value-type="string">
            <text:p>F91</text:p>
          </table:table-cell>
          <table:table-cell table:style-name="ce8" table:number-columns-repeated="8"/>
          <table:table-cell table:style-name="ce8" office:value-type="string">
            <text:p>POR</text:p>
          </table:table-cell>
          <table:table-cell table:style-name="ce8" office:value-type="string">
            <text:p>RAN</text:p>
          </table:table-cell>
          <table:table-cell table:style-name="ce8" office:value-type="string">
            <text:p>YBB</text:p>
          </table:table-cell>
          <table:table-cell table:style-name="ce8" office:value-type="string">
            <text:p>FEY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5" table:end-x="0.611cm" table:end-y="0.461cm" draw:z-index="0" draw:name="Grafik 28" draw:style-name="gr1" draw:text-style-name="P1" svg:width="0.6cm" svg:height="0.46cm" svg:x="0.01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Sevilla</text:p>
          </table:table-cell>
          <table:table-cell table:style-name="ce8" office:value-type="string">
            <text:p>14:3</text:p>
          </table:table-cell>
          <table:table-cell table:style-name="ce8" office:value-type="string">
            <text:p>15</text:p>
          </table:table-cell>
          <table:table-cell table:style-name="ce8"/>
          <table:table-cell table:style-name="ce8" office:value-type="string">
            <text:p>SEV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3:0</text:p>
          </table:table-cell>
          <table:table-cell table:style-name="ce8"/>
          <table:table-cell table:style-name="ce8" office:value-type="string">
            <text:p>1</text:p>
            <draw:frame table:end-cell-address="Gruppenphase.N5" table:end-x="0.588cm" table:end-y="0.461cm" draw:z-index="18" draw:name="Grafik 19" draw:style-name="gr1" draw:text-style-name="P1" svg:width="0.6cm" svg:height="0.46cm" svg:x="2.12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FC Porto</text:p>
          </table:table-cell>
          <table:table-cell table:style-name="ce8" office:value-type="string">
            <text:p>8:9</text:p>
          </table:table-cell>
          <table:table-cell table:style-name="ce8" office:value-type="string">
            <text:p>10</text:p>
          </table:table-cell>
          <table:table-cell table:style-name="ce8"/>
          <table:table-cell table:style-name="ce8" office:value-type="string">
            <text:p>POR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3:2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6" table:end-x="0.611cm" table:end-y="0.46cm" draw:z-index="3" draw:name="Grafik 13" draw:style-name="gr1" draw:text-style-name="P1" svg:width="0.6cm" svg:height="0.46cm" svg:x="0.01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8" office:value-type="string">
            <text:p>APOEL Nikosia</text:p>
          </table:table-cell>
          <table:table-cell table:style-name="ce8" office:value-type="string">
            <text:p>10:8</text:p>
          </table:table-cell>
          <table:table-cell table:style-name="ce8" office:value-type="string">
            <text:p>10</text:p>
          </table:table-cell>
          <table:table-cell table:style-name="ce8"/>
          <table:table-cell table:style-name="ce8" office:value-type="string">
            <text:p>NIK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3:4</text:p>
          </table:table-cell>
          <table:table-cell table:style-name="ce8"/>
          <table:table-cell table:style-name="ce8" office:value-type="string">
            <text:p>2</text:p>
            <draw:frame table:end-cell-address="Gruppenphase.N6" table:end-x="0.588cm" table:end-y="0.46cm" draw:z-index="21" draw:name="Grafik 23" draw:style-name="gr1" draw:text-style-name="P1" svg:width="0.6cm" svg:height="0.46cm" svg:x="2.122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Glasgow Rangers</text:p>
          </table:table-cell>
          <table:table-cell table:style-name="ce8" office:value-type="string">
            <text:p>8:6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RAN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0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7" table:end-x="0.611cm" table:end-y="0.46cm" draw:z-index="4" draw:name="Grafik 11" draw:style-name="gr1" draw:text-style-name="P1" svg:width="0.6cm" svg:height="0.46cm" svg:x="0.011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8" office:value-type="string">
            <text:p>Qarabag Agdam</text:p>
          </table:table-cell>
          <table:table-cell table:style-name="ce8" office:value-type="string">
            <text:p>8:11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QAR</text:p>
          </table:table-cell>
          <table:table-cell table:style-name="ce8" office:value-type="string">
            <text:p>0:3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/>
          <table:table-cell table:style-name="ce8" office:value-type="string">
            <text:p>3</text:p>
            <draw:frame table:end-cell-address="Gruppenphase.N7" table:end-x="0.588cm" table:end-y="0.431cm" draw:z-index="12" draw:name="Grafik 15" draw:style-name="gr1" draw:text-style-name="P1" svg:width="0.6cm" svg:height="0.43cm" svg:x="2.122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Young Boys Bern</text:p>
          </table:table-cell>
          <table:table-cell table:style-name="ce8" office:value-type="string">
            <text:p>8:7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YBB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0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8" table:end-x="0.611cm" table:end-y="0.461cm" draw:z-index="5" draw:name="Grafik 47" draw:style-name="gr1" draw:text-style-name="P1" svg:width="0.6cm" svg:height="0.46cm" svg:x="0.011cm" svg:y="0.001cm">
              <draw:image xlink:href="">
                <text:p/>
              </draw:image>
            </draw:frame>
          </table:table-cell>
          <table:table-cell table:style-name="ce8" office:value-type="string">
            <text:p>F91 Dudelange</text:p>
          </table:table-cell>
          <table:table-cell table:style-name="ce8" office:value-type="string">
            <text:p>8:18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91</text:p>
          </table:table-cell>
          <table:table-cell table:style-name="ce8" office:value-type="string">
            <text:p>2:5</text:p>
          </table:table-cell>
          <table:table-cell table:style-name="ce8" office:value-type="string">
            <text:p>0:2</text:p>
          </table:table-cell>
          <table:table-cell table:style-name="ce8" office:value-type="string">
            <text:p>1:4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4</text:p>
            <draw:frame table:end-cell-address="Gruppenphase.N8" table:end-x="0.588cm" table:end-y="0.461cm" draw:z-index="23" draw:name="Grafik 42" draw:style-name="gr1" draw:text-style-name="P1" svg:width="0.6cm" svg:height="0.46cm" svg:x="2.122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Feyenoord Rotterdam</text:p>
          </table:table-cell>
          <table:table-cell table:style-name="ce8" office:value-type="string">
            <text:p>7:9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FEY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-</text:p>
          </table:table-cell>
        </table:table-row>
        <table:table-row table:style-name="ro1">
          <table:table-cell table:style-name="ce8" table:number-columns-repeated="23"/>
        </table:table-row>
        <table:table-row table:style-name="ro1">
          <table:table-cell table:style-name="ce7" office:value-type="string">
            <text:p>Gruppe B</text:p>
          </table:table-cell>
          <table:table-cell table:style-name="ce8" table:number-columns-repeated="11"/>
          <table:table-cell table:style-name="ce7" office:value-type="string">
            <text:p>Gruppe H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MAL</text:p>
          </table:table-cell>
          <table:table-cell table:style-name="ce8" office:value-type="string">
            <text:p>KOP</text:p>
          </table:table-cell>
          <table:table-cell table:style-name="ce8" office:value-type="string">
            <text:p>DYN</text:p>
          </table:table-cell>
          <table:table-cell table:style-name="ce8" office:value-type="string">
            <text:p>LUG</text:p>
          </table:table-cell>
          <table:table-cell table:style-name="ce8" table:number-columns-repeated="8"/>
          <table:table-cell table:style-name="ce8" office:value-type="string">
            <text:p>ESP</text:p>
          </table:table-cell>
          <table:table-cell table:style-name="ce8" office:value-type="string">
            <text:p>RAS</text:p>
          </table:table-cell>
          <table:table-cell table:style-name="ce8" office:value-type="string">
            <text:p>FER</text:p>
          </table:table-cell>
          <table:table-cell table:style-name="ce8" office:value-type="string">
            <text:p>ZSKA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12" table:end-x="0.611cm" table:end-y="0.46cm" draw:z-index="6" draw:name="Grafik 45" draw:style-name="gr1" draw:text-style-name="P1" svg:width="0.6cm" svg:height="0.46cm" svg:x="0.01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8" office:value-type="string">
            <text:p>Malmö FF</text:p>
          </table:table-cell>
          <table:table-cell table:style-name="ce8" office:value-type="string">
            <text:p>8:6</text:p>
          </table:table-cell>
          <table:table-cell table:style-name="ce8" office:value-type="string">
            <text:p>11</text:p>
          </table:table-cell>
          <table:table-cell table:style-name="ce8"/>
          <table:table-cell table:style-name="ce8" office:value-type="string">
            <text:p>MAL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4:3</text:p>
          </table:table-cell>
          <table:table-cell table:style-name="ce8" office:value-type="string">
            <text:p>2:1</text:p>
          </table:table-cell>
          <table:table-cell table:style-name="ce8"/>
          <table:table-cell table:style-name="ce8" office:value-type="float" office:value="1">
            <text:p>1</text:p>
            <draw:frame table:end-cell-address="Gruppenphase.N12" table:end-x="0.588cm" table:end-y="0.46cm" draw:z-index="2" draw:name="Grafik 28" draw:style-name="gr1" draw:text-style-name="P1" svg:width="0.6cm" svg:height="0.46cm" svg:x="2.12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Espanyol Barcelona</text:p>
          </table:table-cell>
          <table:table-cell table:style-name="ce8" office:value-type="string">
            <text:p>12:4</text:p>
          </table:table-cell>
          <table:table-cell table:style-name="ce8" office:value-type="string">
            <text:p>11</text:p>
          </table:table-cell>
          <table:table-cell table:style-name="ce8"/>
          <table:table-cell table:style-name="ce8" office:value-type="string">
            <text:p>ESP</text:p>
          </table:table-cell>
          <table:table-cell table:style-name="ce8" office:value-type="string">
            <text:p>-</text:p>
          </table:table-cell>
          <table:table-cell table:style-name="ce8" office:value-type="string">
            <text:p>6:0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13" table:end-x="0.611cm" table:end-y="0.461cm" draw:z-index="7" draw:name="Grafik 12" draw:style-name="gr1" draw:text-style-name="P1" svg:width="0.6cm" svg:height="0.46cm" svg:x="0.01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Kopenhagen</text:p>
          </table:table-cell>
          <table:table-cell table:style-name="ce8" office:value-type="string">
            <text:p>5:4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KOP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0</text:p>
          </table:table-cell>
          <table:table-cell table:style-name="ce8"/>
          <table:table-cell table:style-name="ce8" office:value-type="float" office:value="2">
            <text:p>2</text:p>
            <draw:frame table:end-cell-address="Gruppenphase.N13" table:end-x="0.588cm" table:end-y="0.461cm" draw:z-index="26" draw:name="Grafik 39" draw:style-name="gr1" draw:text-style-name="P1" svg:width="0.6cm" svg:height="0.46cm" svg:x="2.122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Ludogorez Rasgrad</text:p>
          </table:table-cell>
          <table:table-cell table:style-name="ce8" office:value-type="string">
            <text:p>10:10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RAS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5:1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14" table:end-x="0.611cm" table:end-y="0.46cm" draw:z-index="8" draw:name="Grafik 34" draw:style-name="gr1" draw:text-style-name="P1" svg:width="0.6cm" svg:height="0.46cm" svg:x="0.011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8" office:value-type="string">
            <text:p>Dynamo Kiew</text:p>
          </table:table-cell>
          <table:table-cell table:style-name="ce8" office:value-type="string">
            <text:p>7:7</text:p>
          </table:table-cell>
          <table:table-cell table:style-name="ce8" office:value-type="string">
            <text:p>7</text:p>
          </table:table-cell>
          <table:table-cell table:style-name="ce8"/>
          <table:table-cell table:style-name="ce8" office:value-type="string">
            <text:p>DYN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/>
          <table:table-cell table:style-name="ce8" office:value-type="float" office:value="3">
            <text:p>3</text:p>
            <draw:frame table:end-cell-address="Gruppenphase.N14" table:end-x="0.588cm" table:end-y="0.461cm" draw:z-index="27" draw:name="Grafik 52" draw:style-name="gr1" draw:text-style-name="P1" svg:width="0.6cm" svg:height="0.46cm" svg:x="2.122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Ferencvaros Budapest</text:p>
          </table:table-cell>
          <table:table-cell table:style-name="ce8" office:value-type="string">
            <text:p>5:7</text:p>
          </table:table-cell>
          <table:table-cell table:style-name="ce8" office:value-type="string">
            <text:p>7</text:p>
          </table:table-cell>
          <table:table-cell table:style-name="ce8"/>
          <table:table-cell table:style-name="ce8" office:value-type="string">
            <text:p>FER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0: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0:0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15" table:end-x="0.611cm" table:end-y="0.431cm" draw:z-index="10" draw:name="Grafik 15" draw:style-name="gr1" draw:text-style-name="P1" svg:width="0.6cm" svg:height="0.43cm" svg:x="0.011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Lugano</text:p>
          </table:table-cell>
          <table:table-cell table:style-name="ce8" office:value-type="string">
            <text:p>2: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LUG</text:p>
          </table:table-cell>
          <table:table-cell table:style-name="ce8" office:value-type="string">
            <text:p>0:0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0:0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float" office:value="4">
            <text:p>4</text:p>
            <draw:frame table:end-cell-address="Gruppenphase.N15" table:end-x="0.588cm" table:end-y="0.461cm" draw:z-index="14" draw:name="Grafik 16" draw:style-name="gr1" draw:text-style-name="P1" svg:width="0.6cm" svg:height="0.46cm" svg:x="2.122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ZSKA Moskau</text:p>
          </table:table-cell>
          <table:table-cell table:style-name="ce8" office:value-type="string">
            <text:p>3:9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ZSKA</text:p>
          </table:table-cell>
          <table:table-cell table:style-name="ce8" office:value-type="string">
            <text:p>0:2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</table:table-row>
        <table:table-row table:style-name="ro1">
          <table:table-cell table:style-name="ce8" table:number-columns-repeated="23"/>
        </table:table-row>
        <table:table-row table:style-name="ro1">
          <table:table-cell table:style-name="ce7" office:value-type="string">
            <text:p>Gruppe C</text:p>
          </table:table-cell>
          <table:table-cell table:style-name="ce8" table:number-columns-repeated="11"/>
          <table:table-cell table:style-name="ce7" office:value-type="string">
            <text:p>Gruppe I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FCB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KRA</text:p>
          </table:table-cell>
          <table:table-cell table:style-name="ce8" office:value-type="string">
            <text:p>TRA</text:p>
          </table:table-cell>
          <table:table-cell table:style-name="ce8" table:number-columns-repeated="8"/>
          <table:table-cell table:style-name="ce8" office:value-type="string">
            <text:p>KAA</text:p>
          </table:table-cell>
          <table:table-cell table:style-name="ce8" office:value-type="string">
            <text:p>WOL</text:p>
          </table:table-cell>
          <table:table-cell table:style-name="ce8" office:value-type="string">
            <text:p>ASE</text:p>
          </table:table-cell>
          <table:table-cell table:style-name="ce8" office:value-type="string">
            <text:p>OLE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19" table:end-x="0.611cm" table:end-y="0.43cm" draw:z-index="11" draw:name="Grafik 15" draw:style-name="gr1" draw:text-style-name="P1" svg:width="0.6cm" svg:height="0.43cm" svg:x="0.01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Basel</text:p>
          </table:table-cell>
          <table:table-cell table:style-name="ce8" office:value-type="string">
            <text:p>12:4</text:p>
          </table:table-cell>
          <table:table-cell table:style-name="ce8" office:value-type="string">
            <text:p>13</text:p>
          </table:table-cell>
          <table:table-cell table:style-name="ce8"/>
          <table:table-cell table:style-name="ce8" office:value-type="string">
            <text:p>FCB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5:0</text:p>
          </table:table-cell>
          <table:table-cell table:style-name="ce8" office:value-type="string">
            <text:p>2:0</text:p>
          </table:table-cell>
          <table:table-cell table:style-name="ce8"/>
          <table:table-cell table:style-name="ce8" office:value-type="float" office:value="1">
            <text:p>1</text:p>
            <draw:frame table:end-cell-address="Gruppenphase.N19" table:end-x="0.588cm" table:end-y="0.461cm" draw:z-index="28" draw:name="Grafik 41" draw:style-name="gr1" draw:text-style-name="P1" svg:width="0.6cm" svg:height="0.46cm" svg:x="2.122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KAA Gent</text:p>
          </table:table-cell>
          <table:table-cell table:style-name="ce8" office:value-type="string">
            <text:p>11:7</text:p>
          </table:table-cell>
          <table:table-cell table:style-name="ce8" office:value-type="string">
            <text:p>12</text:p>
          </table:table-cell>
          <table:table-cell table:style-name="ce8"/>
          <table:table-cell table:style-name="ce8" office:value-type="string">
            <text:p>KAA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3:2</text:p>
          </table:table-cell>
          <table:table-cell table:style-name="ce8" office:value-type="string">
            <text:p>2:1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20" table:end-x="0.611cm" table:end-y="0.461cm" draw:z-index="1" draw:name="Grafik 28" draw:style-name="gr1" draw:text-style-name="P1" svg:width="0.6cm" svg:height="0.46cm" svg:x="0.01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 office:value-type="string">
            <text:p>FC Getafe</text:p>
          </table:table-cell>
          <table:table-cell table:style-name="ce8" office:value-type="string">
            <text:p>8:4</text:p>
          </table:table-cell>
          <table:table-cell table:style-name="ce8" office:value-type="string">
            <text:p>12</text:p>
          </table:table-cell>
          <table:table-cell table:style-name="ce8"/>
          <table:table-cell table:style-name="ce8" office:value-type="string">
            <text:p>GET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3:0</text:p>
          </table:table-cell>
          <table:table-cell table:style-name="ce8" office:value-type="string">
            <text:p>1:0</text:p>
          </table:table-cell>
          <table:table-cell table:style-name="ce8"/>
          <table:table-cell table:style-name="ce8" office:value-type="float" office:value="2">
            <text:p>2</text:p>
            <draw:frame table:end-cell-address="Gruppenphase.N20" table:end-x="0.588cm" table:end-y="0.461cm" draw:z-index="30" draw:name="Grafik 17" draw:style-name="gr1" draw:text-style-name="P1" svg:width="0.6cm" svg:height="0.46cm" svg:x="2.122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VfL Wolfsburg</text:p>
          </table:table-cell>
          <table:table-cell table:style-name="ce8" office:value-type="string">
            <text:p>9:7</text:p>
          </table:table-cell>
          <table:table-cell table:style-name="ce8" office:value-type="string">
            <text:p>11</text:p>
          </table:table-cell>
          <table:table-cell table:style-name="ce8"/>
          <table:table-cell table:style-name="ce8" office:value-type="string">
            <text:p>WOL</text:p>
          </table:table-cell>
          <table:table-cell table:style-name="ce8" office:value-type="string">
            <text:p>1: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3:1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21" table:end-x="0.611cm" table:end-y="0.46cm" draw:z-index="13" draw:name="Grafik 16" draw:style-name="gr1" draw:text-style-name="P1" svg:width="0.6cm" svg:height="0.46cm" svg:x="0.011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 office:value-type="string">
            <text:p>FK Krasnodar</text:p>
          </table:table-cell>
          <table:table-cell table:style-name="ce8" office:value-type="string">
            <text:p>7:11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KRA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3:1</text:p>
          </table:table-cell>
          <table:table-cell table:style-name="ce8"/>
          <table:table-cell table:style-name="ce8" office:value-type="float" office:value="3">
            <text:p>3</text:p>
            <draw:frame table:end-cell-address="Gruppenphase.N21" table:end-x="0.588cm" table:end-y="0.46cm" draw:z-index="32" draw:name="Grafik 30" draw:style-name="gr1" draw:text-style-name="P1" svg:width="0.6cm" svg:height="0.46cm" svg:x="2.122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AS St. Etienne</text:p>
          </table:table-cell>
          <table:table-cell table:style-name="ce8" office:value-type="string">
            <text:p>6:8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ASE</text:p>
          </table:table-cell>
          <table:table-cell table:style-name="ce8" office:value-type="string">
            <text:p>0:0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22" table:end-x="0.611cm" table:end-y="0.46cm" draw:z-index="15" draw:name="Grafik 27" draw:style-name="gr1" draw:text-style-name="P1" svg:width="0.6cm" svg:height="0.46cm" svg:x="0.011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8" office:value-type="string">
            <text:p>Trabzonspor</text:p>
          </table:table-cell>
          <table:table-cell table:style-name="ce8" office:value-type="string">
            <text:p>3:11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TRA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0:2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float" office:value="4">
            <text:p>4</text:p>
            <draw:frame table:end-cell-address="Gruppenphase.N22" table:end-x="0.588cm" table:end-y="0.461cm" draw:z-index="9" draw:name="Grafik 34" draw:style-name="gr1" draw:text-style-name="P1" svg:width="0.6cm" svg:height="0.46cm" svg:x="2.122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PFK Oleksandrija</text:p>
          </table:table-cell>
          <table:table-cell table:style-name="ce8" office:value-type="string">
            <text:p>6:10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OLE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-</text:p>
          </table:table-cell>
        </table:table-row>
        <table:table-row table:style-name="ro1">
          <table:table-cell table:style-name="ce8" table:number-columns-repeated="23"/>
        </table:table-row>
        <table:table-row table:style-name="ro1">
          <table:table-cell table:style-name="ce7" office:value-type="string">
            <text:p>Gruppe D</text:p>
          </table:table-cell>
          <table:table-cell table:style-name="ce8" table:number-columns-repeated="11"/>
          <table:table-cell table:style-name="ce7" office:value-type="string">
            <text:p>Gruppe J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LIN</text:p>
          </table:table-cell>
          <table:table-cell table:style-name="ce8" office:value-type="string">
            <text:p>SPO</text:p>
          </table:table-cell>
          <table:table-cell table:style-name="ce8" office:value-type="string">
            <text:p>PSV</text:p>
          </table:table-cell>
          <table:table-cell table:style-name="ce8" office:value-type="string">
            <text:p>TRO</text:p>
          </table:table-cell>
          <table:table-cell table:style-name="ce8" table:number-columns-repeated="8"/>
          <table:table-cell table:style-name="ce8" office:value-type="string">
            <text:p>BAS</text:p>
          </table:table-cell>
          <table:table-cell table:style-name="ce8" office:value-type="string">
            <text:p>ASR</text:p>
          </table:table-cell>
          <table:table-cell table:style-name="ce8" office:value-type="string">
            <text:p>GLA</text:p>
          </table:table-cell>
          <table:table-cell table:style-name="ce8" office:value-type="string">
            <text:p>WAC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26" table:end-x="0.611cm" table:end-y="0.46cm" draw:z-index="35" draw:name="Grafik 36" draw:style-name="gr1" draw:text-style-name="P1" svg:width="0.6cm" svg:height="0.46cm" svg:x="0.011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8" office:value-type="string">
            <text:p>Linzer ASK</text:p>
          </table:table-cell>
          <table:table-cell table:style-name="ce8" office:value-type="string">
            <text:p>11:4</text:p>
          </table:table-cell>
          <table:table-cell table:style-name="ce8" office:value-type="string">
            <text:p>13</text:p>
          </table:table-cell>
          <table:table-cell table:style-name="ce8"/>
          <table:table-cell table:style-name="ce8" office:value-type="string">
            <text:p>LIN</text:p>
          </table:table-cell>
          <table:table-cell table:style-name="ce8" office:value-type="string">
            <text:p>-</text:p>
          </table:table-cell>
          <table:table-cell table:style-name="ce8" office:value-type="string">
            <text:p>3:0</text:p>
          </table:table-cell>
          <table:table-cell table:style-name="ce8" office:value-type="string">
            <text:p>4:1</text:p>
          </table:table-cell>
          <table:table-cell table:style-name="ce8" office:value-type="string">
            <text:p>1:0</text:p>
          </table:table-cell>
          <table:table-cell table:style-name="ce8"/>
          <table:table-cell table:style-name="ce8" office:value-type="float" office:value="1">
            <text:p>1</text:p>
            <draw:frame table:end-cell-address="Gruppenphase.N26" table:end-x="0.588cm" table:end-y="0.46cm" draw:z-index="16" draw:name="Grafik 27" draw:style-name="gr1" draw:text-style-name="P1" svg:width="0.6cm" svg:height="0.46cm" svg:x="2.122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Istanbul Basaksehir</text:p>
          </table:table-cell>
          <table:table-cell table:style-name="ce8" office:value-type="string">
            <text:p>7:9</text:p>
          </table:table-cell>
          <table:table-cell table:style-name="ce8" office:value-type="string">
            <text:p>10</text:p>
          </table:table-cell>
          <table:table-cell/>
          <table:table-cell table:style-name="ce8" office:value-type="string">
            <text:p>BA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0:3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0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27" table:end-x="0.611cm" table:end-y="0.46cm" draw:z-index="19" draw:name="Grafik 19" draw:style-name="gr1" draw:text-style-name="P1" svg:width="0.6cm" svg:height="0.46cm" svg:x="0.01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 office:value-type="string">
            <text:p>Sporting Lissabon</text:p>
          </table:table-cell>
          <table:table-cell table:style-name="ce8" office:value-type="string">
            <text:p>11:7</text:p>
          </table:table-cell>
          <table:table-cell table:style-name="ce8" office:value-type="string">
            <text:p>12</text:p>
          </table:table-cell>
          <table:table-cell table:style-name="ce8"/>
          <table:table-cell table:style-name="ce8" office:value-type="string">
            <text:p>SPO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:0</text:p>
          </table:table-cell>
          <table:table-cell table:style-name="ce8" office:value-type="string">
            <text:p>1:0</text:p>
          </table:table-cell>
          <table:table-cell table:style-name="ce8"/>
          <table:table-cell table:style-name="ce8" office:value-type="float" office:value="2">
            <text:p>2</text:p>
            <draw:frame table:end-cell-address="Gruppenphase.N27" table:end-x="0.588cm" table:end-y="0.461cm" draw:z-index="39" draw:name="Grafik 29" draw:style-name="gr1" draw:text-style-name="P1" svg:width="0.6cm" svg:height="0.46cm" svg:x="2.12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AS Rom</text:p>
          </table:table-cell>
          <table:table-cell table:style-name="ce8" office:value-type="string">
            <text:p>12:6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ASR</text:p>
          </table:table-cell>
          <table:table-cell table:style-name="ce8" office:value-type="string">
            <text:p>4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2:2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28" table:end-x="0.611cm" table:end-y="0.461cm" draw:z-index="24" draw:name="Grafik 42" draw:style-name="gr1" draw:text-style-name="P1" svg:width="0.6cm" svg:height="0.46cm" svg:x="0.01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8" office:value-type="string">
            <text:p>PSV Eindhoven</text:p>
          </table:table-cell>
          <table:table-cell table:style-name="ce8" office:value-type="string">
            <text:p>9:12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PSV</text:p>
          </table:table-cell>
          <table:table-cell table:style-name="ce8" office:value-type="string">
            <text:p>0:0</text:p>
          </table:table-cell>
          <table:table-cell table:style-name="ce8" office:value-type="string">
            <text:p>3: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1</text:p>
          </table:table-cell>
          <table:table-cell table:style-name="ce8"/>
          <table:table-cell table:style-name="ce8" office:value-type="float" office:value="3">
            <text:p>3</text:p>
            <draw:frame table:end-cell-address="Gruppenphase.N28" table:end-x="0.588cm" table:end-y="0.461cm" draw:z-index="40" draw:name="Grafik 17" draw:style-name="gr1" draw:text-style-name="P1" svg:width="0.6cm" svg:height="0.46cm" svg:x="2.122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Borussia Mönchengladbach</text:p>
          </table:table-cell>
          <table:table-cell table:style-name="ce8" office:value-type="string">
            <text:p>6:9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GLA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0:4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29" table:end-x="0.611cm" table:end-y="0.461cm" draw:z-index="37" draw:name="Grafik 37" draw:style-name="gr1" draw:text-style-name="P1" svg:width="0.6cm" svg:height="0.46cm" svg:x="0.011cm" svg:y="0.001cm">
              <draw:image xlink:href="">
                <text:p/>
              </draw:image>
            </draw:frame>
          </table:table-cell>
          <table:table-cell table:style-name="ce8" office:value-type="string">
            <text:p>Rosenborg Trondheim</text:p>
          </table:table-cell>
          <table:table-cell table:style-name="ce8" office:value-type="string">
            <text:p>3:11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TRO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0:2</text:p>
          </table:table-cell>
          <table:table-cell table:style-name="ce8" office:value-type="string">
            <text:p>1:4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float" office:value="4">
            <text:p>4</text:p>
            <draw:frame table:end-cell-address="Gruppenphase.N29" table:end-x="0.588cm" table:end-y="0.461cm" draw:z-index="36" draw:name="Grafik 36" draw:style-name="gr1" draw:text-style-name="P1" svg:width="0.6cm" svg:height="0.46cm" svg:x="2.122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Wolfsberger AC</text:p>
          </table:table-cell>
          <table:table-cell table:style-name="ce8" office:value-type="string">
            <text:p>7:8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WAC</text:p>
          </table:table-cell>
          <table:table-cell table:style-name="ce8" office:value-type="string">
            <text:p>0:3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</table:table-row>
        <table:table-row table:style-name="ro1">
          <table:table-cell table:style-name="ce8" table:number-columns-repeated="23"/>
        </table:table-row>
        <table:table-row table:style-name="ro1">
          <table:table-cell table:style-name="ce7" office:value-type="string">
            <text:p>Gruppe E</text:p>
          </table:table-cell>
          <table:table-cell table:style-name="ce8" table:number-columns-repeated="11"/>
          <table:table-cell table:style-name="ce7" office:value-type="string">
            <text:p>Gruppe K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CEL</text:p>
          </table:table-cell>
          <table:table-cell table:style-name="ce8" office:value-type="string">
            <text:p>CLU</text:p>
          </table:table-cell>
          <table:table-cell table:style-name="ce8" office:value-type="string">
            <text:p>LAZ</text:p>
          </table:table-cell>
          <table:table-cell table:style-name="ce8" office:value-type="string">
            <text:p>REN</text:p>
          </table:table-cell>
          <table:table-cell table:style-name="ce8" table:number-columns-repeated="8"/>
          <table:table-cell table:style-name="ce8" office:value-type="string">
            <text:p>BRA</text:p>
          </table:table-cell>
          <table:table-cell table:style-name="ce8" office:value-type="string">
            <text:p>WWA</text:p>
          </table:table-cell>
          <table:table-cell table:style-name="ce8" office:value-type="string">
            <text:p>SLO</text:p>
          </table:table-cell>
          <table:table-cell table:style-name="ce8" office:value-type="string">
            <text:p>BES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33" table:end-x="0.611cm" table:end-y="0.461cm" draw:z-index="22" draw:name="Grafik 23" draw:style-name="gr1" draw:text-style-name="P1" svg:width="0.6cm" svg:height="0.46cm" svg:x="0.01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8" office:value-type="string">
            <text:p>Celtic Glasgow</text:p>
          </table:table-cell>
          <table:table-cell table:style-name="ce8" office:value-type="string">
            <text:p>10:6</text:p>
          </table:table-cell>
          <table:table-cell table:style-name="ce8" office:value-type="string">
            <text:p>13</text:p>
          </table:table-cell>
          <table:table-cell table:style-name="ce8"/>
          <table:table-cell table:style-name="ce8" office:value-type="string">
            <text:p>CEL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3:1</text:p>
          </table:table-cell>
          <table:table-cell table:style-name="ce8"/>
          <table:table-cell table:style-name="ce8" office:value-type="string">
            <text:p>1</text:p>
            <draw:frame table:end-cell-address="Gruppenphase.N33" table:end-x="0.588cm" table:end-y="0.46cm" draw:z-index="20" draw:name="Grafik 19" draw:style-name="gr1" draw:text-style-name="P1" svg:width="0.6cm" svg:height="0.46cm" svg:x="2.122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Sporting Braga</text:p>
          </table:table-cell>
          <table:table-cell table:style-name="ce8" office:value-type="string">
            <text:p>15:9</text:p>
          </table:table-cell>
          <table:table-cell table:style-name="ce8" office:value-type="string">
            <text:p>14</text:p>
          </table:table-cell>
          <table:table-cell table:style-name="ce8"/>
          <table:table-cell table:style-name="ce8" office:value-type="string">
            <text:p>BRA</text:p>
          </table:table-cell>
          <table:table-cell table:style-name="ce8" office:value-type="string">
            <text:p>-</text:p>
          </table:table-cell>
          <table:table-cell table:style-name="ce8" office:value-type="string">
            <text:p>3:3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3:1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34" table:end-x="0.611cm" table:end-y="0.461cm" draw:z-index="41" draw:name="Grafik 20" draw:style-name="gr1" draw:text-style-name="P1" svg:width="0.6cm" svg:height="0.46cm" svg:x="0.011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8" office:value-type="string">
            <text:p>CFR Cluj</text:p>
          </table:table-cell>
          <table:table-cell table:style-name="ce8" office:value-type="string">
            <text:p>6:4</text:p>
          </table:table-cell>
          <table:table-cell table:style-name="ce8" office:value-type="string">
            <text:p>12</text:p>
          </table:table-cell>
          <table:table-cell table:style-name="ce8"/>
          <table:table-cell table:style-name="ce8" office:value-type="string">
            <text:p>CLU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1:0</text:p>
          </table:table-cell>
          <table:table-cell table:style-name="ce8"/>
          <table:table-cell table:style-name="ce8" office:value-type="string">
            <text:p>2</text:p>
            <draw:frame table:end-cell-address="Gruppenphase.N34" table:end-x="0.588cm" table:end-y="0.461cm" draw:z-index="42" draw:name="Grafik 18" draw:style-name="gr1" draw:text-style-name="P1" svg:width="0.6cm" svg:height="0.46cm" svg:x="2.12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Wolverhampton Wanderers</text:p>
          </table:table-cell>
          <table:table-cell table:style-name="ce8" office:value-type="string">
            <text:p>11:5</text:p>
          </table:table-cell>
          <table:table-cell table:style-name="ce8" office:value-type="string">
            <text:p>13</text:p>
          </table:table-cell>
          <table:table-cell table:style-name="ce8"/>
          <table:table-cell table:style-name="ce8" office:value-type="string">
            <text:p>WWA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4:0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35" table:end-x="0.611cm" table:end-y="0.461cm" draw:z-index="38" draw:name="Grafik 29" draw:style-name="gr1" draw:text-style-name="P1" svg:width="0.6cm" svg:height="0.46cm" svg:x="0.01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 office:value-type="string">
            <text:p>Lazio Rom</text:p>
          </table:table-cell>
          <table:table-cell table:style-name="ce8" office:value-type="string">
            <text:p>6:9</text:p>
          </table:table-cell>
          <table:table-cell table:style-name="ce8" office:value-type="string">
            <text:p>6</text:p>
          </table:table-cell>
          <table:table-cell table:style-name="ce8"/>
          <table:table-cell table:style-name="ce8" office:value-type="string">
            <text:p>LAZ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1</text:p>
          </table:table-cell>
          <table:table-cell table:style-name="ce8"/>
          <table:table-cell table:style-name="ce8" office:value-type="string">
            <text:p>3</text:p>
            <draw:frame table:end-cell-address="Gruppenphase.N35" table:end-x="0.588cm" table:end-y="0.461cm" draw:z-index="46" draw:name="Grafik 46" draw:style-name="gr1" draw:text-style-name="P1" svg:width="0.6cm" svg:height="0.46cm" svg:x="2.122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Slovan Bratislava</text:p>
          </table:table-cell>
          <table:table-cell table:style-name="ce8" office:value-type="string">
            <text:p>10:1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SLO</text:p>
          </table:table-cell>
          <table:table-cell table:style-name="ce8" office:value-type="string">
            <text:p>2:4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:2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36" table:end-x="0.611cm" table:end-y="0.46cm" draw:z-index="33" draw:name="Grafik 30" draw:style-name="gr1" draw:text-style-name="P1" svg:width="0.6cm" svg:height="0.46cm" svg:x="0.01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 office:value-type="string">
            <text:p>Stade Rennes</text:p>
          </table:table-cell>
          <table:table-cell table:style-name="ce8" office:value-type="string">
            <text:p>5:8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REN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2:0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4</text:p>
            <draw:frame table:end-cell-address="Gruppenphase.N36" table:end-x="0.588cm" table:end-y="0.46cm" draw:z-index="17" draw:name="Grafik 27" draw:style-name="gr1" draw:text-style-name="P1" svg:width="0.6cm" svg:height="0.46cm" svg:x="2.122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Besiktas Instanbul</text:p>
          </table:table-cell>
          <table:table-cell table:style-name="ce8" office:value-type="string">
            <text:p>6:1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BES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-</text:p>
          </table:table-cell>
        </table:table-row>
        <table:table-row table:style-name="ro1">
          <table:table-cell table:style-name="ce8" table:number-columns-repeated="23"/>
        </table:table-row>
        <table:table-row table:style-name="ro1">
          <table:table-cell table:style-name="ce7" office:value-type="string">
            <text:p>Gruppe F</text:p>
          </table:table-cell>
          <table:table-cell table:style-name="ce8" table:number-columns-repeated="11"/>
          <table:table-cell table:style-name="ce7" office:value-type="string">
            <text:p>Gruppe L</text:p>
          </table:table-cell>
          <table:table-cell table:style-name="ce8" table:number-columns-repeated="10"/>
        </table:table-row>
        <table:table-row table:style-name="ro1">
          <table:table-cell table:style-name="ce8" table:number-columns-repeated="7"/>
          <table:table-cell table:style-name="ce8" office:value-type="string">
            <text:p>ARS</text:p>
          </table:table-cell>
          <table:table-cell table:style-name="ce8" office:value-type="string">
            <text:p>SGE</text:p>
          </table:table-cell>
          <table:table-cell table:style-name="ce8" office:value-type="string">
            <text:p>LÜT</text:p>
          </table:table-cell>
          <table:table-cell table:style-name="ce8" office:value-type="string">
            <text:p>GUI</text:p>
          </table:table-cell>
          <table:table-cell table:style-name="ce8" table:number-columns-repeated="8"/>
          <table:table-cell table:style-name="ce8" office:value-type="string">
            <text:p>MAN</text:p>
          </table:table-cell>
          <table:table-cell table:style-name="ce8" office:value-type="string">
            <text:p>AZA</text:p>
          </table:table-cell>
          <table:table-cell table:style-name="ce8" office:value-type="string">
            <text:p>PAR</text:p>
          </table:table-cell>
          <table:table-cell table:style-name="ce8" office:value-type="string">
            <text:p>AST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>
            <draw:frame table:end-cell-address="Gruppenphase.B40" table:end-x="0.611cm" table:end-y="0.461cm" draw:z-index="43" draw:name="Grafik 18" draw:style-name="gr1" draw:text-style-name="P1" svg:width="0.6cm" svg:height="0.46cm" svg:x="0.01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 office:value-type="string">
            <text:p>Arsenal London</text:p>
          </table:table-cell>
          <table:table-cell table:style-name="ce8" office:value-type="string">
            <text:p>14:7</text:p>
          </table:table-cell>
          <table:table-cell table:style-name="ce8" office:value-type="string">
            <text:p>11</text:p>
          </table:table-cell>
          <table:table-cell table:style-name="ce8"/>
          <table:table-cell table:style-name="ce8" office:value-type="string">
            <text:p>ARS</text:p>
          </table:table-cell>
          <table:table-cell table:style-name="ce8" office:value-type="string">
            <text:p>-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4:0</text:p>
          </table:table-cell>
          <table:table-cell table:style-name="ce8" office:value-type="string">
            <text:p>3:2</text:p>
          </table:table-cell>
          <table:table-cell table:style-name="ce8"/>
          <table:table-cell table:style-name="ce8" office:value-type="string">
            <text:p>1</text:p>
            <draw:frame table:end-cell-address="Gruppenphase.N40" table:end-x="0.588cm" table:end-y="0.461cm" draw:z-index="44" draw:name="Grafik 18" draw:style-name="gr1" draw:text-style-name="P1" svg:width="0.6cm" svg:height="0.46cm" svg:x="2.12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Manchester United</text:p>
          </table:table-cell>
          <table:table-cell table:style-name="ce8" office:value-type="string">
            <text:p>10:2</text:p>
          </table:table-cell>
          <table:table-cell table:style-name="ce8" office:value-type="string">
            <text:p>13</text:p>
          </table:table-cell>
          <table:table-cell table:style-name="ce8"/>
          <table:table-cell table:style-name="ce8" office:value-type="string">
            <text:p>MAN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:0</text:p>
          </table:table-cell>
          <table:table-cell table:style-name="ce8" office:value-type="string">
            <text:p>3:0</text:p>
          </table:table-cell>
          <table:table-cell table:style-name="ce8" office:value-type="string">
            <text:p>1:0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>
            <draw:frame table:end-cell-address="Gruppenphase.B41" table:end-x="0.611cm" table:end-y="0.461cm" draw:z-index="31" draw:name="Grafik 17" draw:style-name="gr1" draw:text-style-name="P1" svg:width="0.6cm" svg:height="0.46cm" svg:x="0.01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 office:value-type="string">
            <text:p>Eintracht Frankfurt</text:p>
          </table:table-cell>
          <table:table-cell table:style-name="ce8" office:value-type="string">
            <text:p>8:10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SGE</text:p>
          </table:table-cell>
          <table:table-cell table:style-name="ce8" office:value-type="string">
            <text:p>0: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2:3</text:p>
          </table:table-cell>
          <table:table-cell table:style-name="ce8"/>
          <table:table-cell table:style-name="ce8" office:value-type="string">
            <text:p>2</text:p>
            <draw:frame table:end-cell-address="Gruppenphase.N41" table:end-x="0.588cm" table:end-y="0.461cm" draw:z-index="25" draw:name="Grafik 42" draw:style-name="gr1" draw:text-style-name="P1" svg:width="0.6cm" svg:height="0.46cm" svg:x="2.122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AZ Alkmaar</text:p>
          </table:table-cell>
          <table:table-cell table:style-name="ce8" office:value-type="string">
            <text:p>15:8</text:p>
          </table:table-cell>
          <table:table-cell table:style-name="ce8" office:value-type="string">
            <text:p>9</text:p>
          </table:table-cell>
          <table:table-cell table:style-name="ce8"/>
          <table:table-cell table:style-name="ce8" office:value-type="string">
            <text:p>AZA</text:p>
          </table:table-cell>
          <table:table-cell table:style-name="ce8" office:value-type="string">
            <text:p>0: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6:0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>
            <draw:frame table:end-cell-address="Gruppenphase.B42" table:end-x="0.611cm" table:end-y="0.461cm" draw:z-index="29" draw:name="Grafik 41" draw:style-name="gr1" draw:text-style-name="P1" svg:width="0.6cm" svg:height="0.46cm" svg:x="0.011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8" office:value-type="string">
            <text:p>Standard Lüttich</text:p>
          </table:table-cell>
          <table:table-cell table:style-name="ce8" office:value-type="string">
            <text:p>8:10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LÜT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2:0</text:p>
          </table:table-cell>
          <table:table-cell table:style-name="ce8"/>
          <table:table-cell table:style-name="ce8" office:value-type="string">
            <text:p>3</text:p>
            <draw:frame table:end-cell-address="Gruppenphase.N42" table:end-x="0.588cm" table:end-y="0.461cm" draw:z-index="45" draw:name="Grafik 35" draw:style-name="gr1" draw:text-style-name="P1" svg:width="0.6cm" svg:height="0.46cm" svg:x="2.122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Partizan Belgrad</text:p>
          </table:table-cell>
          <table:table-cell table:style-name="ce8" office:value-type="string">
            <text:p>10:10</text:p>
          </table:table-cell>
          <table:table-cell table:style-name="ce8" office:value-type="string">
            <text:p>8</text:p>
          </table:table-cell>
          <table:table-cell table:style-name="ce8"/>
          <table:table-cell table:style-name="ce8" office:value-type="string">
            <text:p>PAR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2: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:1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>
            <draw:frame table:end-cell-address="Gruppenphase.B43" table:end-x="0.611cm" table:end-y="0.461cm" draw:z-index="34" draw:name="Grafik 19" draw:style-name="gr1" draw:text-style-name="P1" svg:width="0.6cm" svg:height="0.46cm" svg:x="0.01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 office:value-type="string">
            <text:p>Vitoria Guimaraes</text:p>
          </table:table-cell>
          <table:table-cell table:style-name="ce8" office:value-type="string">
            <text:p>7:10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GUI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0:1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8" office:value-type="string">
            <text:p>4</text:p>
            <draw:frame table:end-cell-address="Gruppenphase.N43" table:end-x="0.588cm" table:end-y="0.461cm" draw:z-index="47" draw:name="Grafik 24" draw:style-name="gr1" draw:text-style-name="P1" svg:width="0.6cm" svg:height="0.46cm" svg:x="2.122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8" office:value-type="string">
            <text:p>FK Astana</text:p>
          </table:table-cell>
          <table:table-cell table:style-name="ce8" office:value-type="string">
            <text:p>4:19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AST</text:p>
          </table:table-cell>
          <table:table-cell table:style-name="ce8" office:value-type="string">
            <text:p>2:1</text:p>
          </table:table-cell>
          <table:table-cell table:style-name="ce8" office:value-type="string">
            <text:p>0:5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-</text:p>
          </table:table-cell>
        </table:table-row>
        <table:table-row table:style-name="ro1" table:number-rows-repeated="104853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21" table:default-cell-style-name="ce2"/>
        <table:table-column table:style-name="co14" table:default-cell-style-name="ce2"/>
        <table:table-column table:style-name="co22" table:default-cell-style-name="ce2"/>
        <table:table-column table:style-name="co1" table:default-cell-style-name="Default"/>
        <table:table-column table:style-name="co21" table:default-cell-style-name="ce2"/>
        <table:table-column table:style-name="co14" table:number-columns-repeated="2" table:default-cell-style-name="ce2"/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1" table:default-cell-style-name="Default"/>
        <table:table-column table:style-name="co23" table:default-cell-style-name="ce2"/>
        <table:table-column table:style-name="co14" table:default-cell-style-name="ce2"/>
        <table:table-column table:style-name="co1" table:default-cell-style-name="Default"/>
        <table:table-column table:style-name="co24" table:default-cell-style-name="ce2"/>
        <table:table-column table:style-name="co14" table:default-cell-style-name="ce2"/>
        <table:table-column table:style-name="co9" table:number-columns-repeated="1005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Sechzehntelfinale</text:p>
          </table:table-cell>
          <table:table-cell table:style-name="ce3" table:number-columns-repeated="3"/>
          <table:table-cell table:style-name="ce3" office:value-type="string">
            <text:p>Achtelfinale</text:p>
          </table:table-cell>
          <table:table-cell table:style-name="ce3" table:number-columns-repeated="3"/>
          <table:table-cell table:style-name="ce3" office:value-type="string">
            <text:p>Viertelfinale</text:p>
          </table:table-cell>
          <table:table-cell table:style-name="ce3" table:number-columns-repeated="2"/>
          <table:table-cell table:style-name="ce3" office:value-type="string">
            <text:p>Halbfinale</text:p>
          </table:table-cell>
          <table:table-cell table:style-name="ce3" table:number-columns-repeated="2"/>
          <table:table-cell table:style-name="ce3" office:value-type="string">
            <text:p>Finale</text:p>
          </table:table-cell>
          <table:table-cell table:style-name="ce3"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>
            <draw:frame table:end-cell-address="'KO-Phase'.A4" table:end-x="0.6cm" table:end-y="0.46cm" draw:z-index="0" draw:name="Grafik 21" draw:style-name="gr1" draw:text-style-name="P1" svg:width="0.6cm" svg:height="0.46cm" svg:x="0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ympiakos Piräus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 table:number-columns-repeated="1018"/>
        </table:table-row>
        <table:table-row table:style-name="ro1">
          <table:table-cell>
            <draw:frame table:end-cell-address="'KO-Phase'.A5" table:end-x="0.6cm" table:end-y="0.461cm" draw:z-index="2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rsenal London</text:p>
          </table:table-cell>
          <table:table-cell office:value-type="float" office:value="1">
            <text:p>1</text:p>
          </table:table-cell>
          <table:table-cell office:value-type="string">
            <text:p>0 (1 n.V.)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6" table:end-x="0.593cm" table:end-y="0.46cm" draw:z-index="1" draw:name="Grafik 21" draw:style-name="gr1" draw:text-style-name="P1" svg:width="0.6cm" svg:height="0.46cm" svg:x="1.93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laympiakos Pirä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7" table:end-x="0.593cm" table:end-y="0.46cm" draw:z-index="4" draw:name="Grafik 18" draw:style-name="gr1" draw:text-style-name="P1" svg:width="0.6cm" svg:height="0.46cm" svg:x="1.935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Wolverhampton Wanderers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>
            <draw:frame table:end-cell-address="'KO-Phase'.A8" table:end-x="0.6cm" table:end-y="0.461cm" draw:z-index="3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Wolverhampton Wandere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>
            <draw:frame table:end-cell-address="'KO-Phase'.A9" table:end-x="0.6cm" table:end-y="0.46cm" draw:z-index="10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Espanyol Barcelo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7"/>
          <table:table-cell>
            <draw:frame table:end-cell-address="'KO-Phase'.I10" table:end-x="0.585cm" table:end-y="0.461cm" draw:z-index="5" draw:name="Grafik 18" draw:style-name="gr1" draw:text-style-name="P1" svg:width="0.6cm" svg:height="0.46cm" svg:x="0.98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Wolverhampton Wanderers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>
            <draw:frame table:end-cell-address="'KO-Phase'.I11" table:end-x="0.585cm" table:end-y="0.46cm" draw:z-index="13" draw:name="Grafik 28" draw:style-name="gr1" draw:text-style-name="P1" svg:width="0.6cm" svg:height="0.46cm" svg:x="0.98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>
            <draw:frame table:end-cell-address="'KO-Phase'.A12" table:end-x="0.6cm" table:end-y="0.46cm" draw:z-index="18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>
            <draw:frame table:end-cell-address="'KO-Phase'.A13" table:end-x="0.6cm" table:end-y="0.461cm" draw:z-index="24" draw:name="Grafik 41" draw:style-name="gr1" draw:text-style-name="P1" svg:width="0.6cm" svg:height="0.46cm" svg:x="0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KAA G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14" table:end-x="0.593cm" table:end-y="0.46cm" draw:z-index="19" draw:name="Grafik 29" draw:style-name="gr1" draw:text-style-name="P1" svg:width="0.6cm" svg:height="0.46cm" svg:x="1.93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S Rom</text:p>
          </table:table-cell>
          <table:table-cell office:value-type="string">
            <text:p>ann.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15" table:end-x="0.593cm" table:end-y="0.461cm" draw:z-index="12" draw:name="Grafik 28" draw:style-name="gr1" draw:text-style-name="P1" svg:width="0.6cm" svg:height="0.46cm" svg:x="1.935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string">
            <text:p>ann.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>
            <draw:frame table:end-cell-address="'KO-Phase'.A16" table:end-x="0.6cm" table:end-y="0.46cm" draw:z-index="25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>
            <draw:frame table:end-cell-address="'KO-Phase'.A17" table:end-x="0.6cm" table:end-y="0.46cm" draw:z-index="11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evil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"/>
          <table:table-cell>
            <draw:frame table:end-cell-address="'KO-Phase'.L18" table:end-x="0.585cm" table:end-y="0.461cm" draw:z-index="14" draw:name="Grafik 28" draw:style-name="gr1" draw:text-style-name="P1" svg:width="0.6cm" svg:height="0.46cm" svg:x="1.927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10"/>
          <table:table-cell>
            <draw:frame table:end-cell-address="'KO-Phase'.L19" table:end-x="0.585cm" table:end-y="0.46cm" draw:z-index="9" draw:name="Grafik 18" draw:style-name="gr1" draw:text-style-name="P1" svg:width="0.6cm" svg:height="0.46cm" svg:x="1.92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nchester United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'KO-Phase'.A20" table:end-x="0.6cm" table:end-y="0.461cm" draw:z-index="26" draw:name="Grafik 42" draw:style-name="gr1" draw:text-style-name="P1" svg:width="0.6cm" svg:height="0.46cm" svg:x="0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AZ Alkma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>
            <draw:frame table:end-cell-address="'KO-Phase'.A21" table:end-x="0.6cm" table:end-y="0.46cm" draw:z-index="28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Linzer A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22" table:end-x="0.593cm" table:end-y="0.46cm" draw:z-index="29" draw:name="Grafik 36" draw:style-name="gr1" draw:text-style-name="P1" svg:width="0.6cm" svg:height="0.46cm" svg:x="1.93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inzer A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23" table:end-x="0.593cm" table:end-y="0.461cm" draw:z-index="7" draw:name="Grafik 18" draw:style-name="gr1" draw:text-style-name="P1" svg:width="0.6cm" svg:height="0.46cm" svg:x="1.93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nchester Unite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>
            <draw:frame table:end-cell-address="'KO-Phase'.A24" table:end-x="0.6cm" table:end-y="0.46cm" draw:z-index="31" draw:name="Grafik 41" draw:style-name="gr1" draw:text-style-name="P1" svg:width="0.6cm" svg:height="0.46cm" svg:x="0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Club Brüg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>
            <draw:frame table:end-cell-address="'KO-Phase'.A25" table:end-x="0.6cm" table:end-y="0.461cm" draw:z-index="6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nchester Unite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7"/>
          <table:table-cell>
            <draw:frame table:end-cell-address="'KO-Phase'.I26" table:end-x="0.585cm" table:end-y="0.46cm" draw:z-index="8" draw:name="Grafik 18" draw:style-name="gr1" draw:text-style-name="P1" svg:width="0.6cm" svg:height="0.46cm" svg:x="0.98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nchester United</text:p>
          </table:table-cell>
          <table:table-cell office:value-type="string">
            <text:p>0 (1 n.V.)</text:p>
          </table:table-cell>
          <table:table-cell table:number-columns-repeated="1011"/>
        </table:table-row>
        <table:table-row table:style-name="ro1">
          <table:table-cell table:number-columns-repeated="7"/>
          <table:table-cell>
            <draw:frame table:end-cell-address="'KO-Phase'.I27" table:end-x="0.585cm" table:end-y="0.46cm" draw:z-index="41" draw:name="Grafik 12" draw:style-name="gr1" draw:text-style-name="P1" svg:width="0.6cm" svg:height="0.46cm" svg:x="0.982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string">
            <text:p>0 (0 n.V.)</text:p>
          </table:table-cell>
          <table:table-cell table:number-columns-repeated="1011"/>
        </table:table-row>
        <table:table-row table:style-name="ro1">
          <table:table-cell>
            <draw:frame table:end-cell-address="'KO-Phase'.A28" table:end-x="0.6cm" table:end-y="0.461cm" draw:z-index="32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Sporting Lissabon</text:p>
          </table:table-cell>
          <table:table-cell office:value-type="float" office:value="3">
            <text:p>3</text:p>
          </table:table-cell>
          <table:table-cell office:value-type="string">
            <text:p>1 (1 n.V.)</text:p>
          </table:table-cell>
          <table:table-cell table:number-columns-repeated="1018"/>
        </table:table-row>
        <table:table-row table:style-name="ro1">
          <table:table-cell>
            <draw:frame table:end-cell-address="'KO-Phase'.A29" table:end-x="0.6cm" table:end-y="0.46cm" draw:z-index="36" draw:name="Grafik 27" draw:style-name="gr1" draw:text-style-name="P1" svg:width="0.6cm" svg:height="0.46cm" svg:x="0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string">
            <text:p>3 (4 n.V.)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30" table:end-x="0.593cm" table:end-y="0.46cm" draw:z-index="37" draw:name="Grafik 27" draw:style-name="gr1" draw:text-style-name="P1" svg:width="0.6cm" svg:height="0.46cm" svg:x="1.93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31" table:end-x="0.593cm" table:end-y="0.46cm" draw:z-index="40" draw:name="Grafik 12" draw:style-name="gr1" draw:text-style-name="P1" svg:width="0.6cm" svg:height="0.46cm" svg:x="1.93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>
            <draw:frame table:end-cell-address="'KO-Phase'.A32" table:end-x="0.6cm" table:end-y="0.46cm" draw:z-index="39" draw:name="Grafik 12" draw:style-name="gr1" draw:text-style-name="P1" svg:width="0.6cm" svg:height="0.46cm" svg:x="0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>
            <draw:frame table:end-cell-address="'KO-Phase'.A33" table:end-x="0.6cm" table:end-y="0.461cm" draw:z-index="44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Celtic Glasgow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3"/>
          <table:table-cell>
            <draw:frame table:end-cell-address="'KO-Phase'.O34" table:end-x="0.568cm" table:end-y="0.46cm" draw:z-index="15" draw:name="Grafik 28" draw:style-name="gr1" draw:text-style-name="P1" svg:width="0.6cm" svg:height="0.46cm" svg:x="0.964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3"/>
          <table:table-cell>
            <draw:frame table:end-cell-address="'KO-Phase'.O35" table:end-x="0.568cm" table:end-y="0.461cm" draw:z-index="23" draw:name="Grafik 29" draw:style-name="gr1" draw:text-style-name="P1" svg:width="0.6cm" svg:height="0.46cm" svg:x="0.964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Inter Mailand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>
            <draw:frame table:end-cell-address="'KO-Phase'.A36" table:end-x="0.6cm" table:end-y="0.46cm" draw:z-index="38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>
            <draw:frame table:end-cell-address="'KO-Phase'.A37" table:end-x="0.6cm" table:end-y="0.46cm" draw:z-index="20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Inter Mailand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38" table:end-x="0.593cm" table:end-y="0.461cm" draw:z-index="21" draw:name="Grafik 29" draw:style-name="gr1" draw:text-style-name="P1" svg:width="0.6cm" svg:height="0.46cm" svg:x="1.935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Inter Mailand</text:p>
          </table:table-cell>
          <table:table-cell office:value-type="string">
            <text:p>ann.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39" table:end-x="0.593cm" table:end-y="0.46cm" draw:z-index="17" draw:name="Grafik 28" draw:style-name="gr1" draw:text-style-name="P1" svg:width="0.6cm" svg:height="0.46cm" svg:x="1.93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Getafe</text:p>
          </table:table-cell>
          <table:table-cell office:value-type="string">
            <text:p>ann.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>
            <draw:frame table:end-cell-address="'KO-Phase'.A40" table:end-x="0.6cm" table:end-y="0.461cm" draw:z-index="16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Getaf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>
            <draw:frame table:end-cell-address="'KO-Phase'.A41" table:end-x="0.6cm" table:end-y="0.46cm" draw:z-index="27" draw:name="Grafik 42" draw:style-name="gr1" draw:text-style-name="P1" svg:width="0.6cm" svg:height="0.46cm" svg:x="0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7"/>
          <table:table-cell>
            <draw:frame table:end-cell-address="'KO-Phase'.I42" table:end-x="0.585cm" table:end-y="0.461cm" draw:z-index="22" draw:name="Grafik 29" draw:style-name="gr1" draw:text-style-name="P1" svg:width="0.6cm" svg:height="0.46cm" svg:x="0.98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Inter Mailan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>
            <draw:frame table:end-cell-address="'KO-Phase'.I43" table:end-x="0.585cm" table:end-y="0.461cm" draw:z-index="47" draw:name="Grafik 17" draw:style-name="gr1" draw:text-style-name="P1" svg:width="0.6cm" svg:height="0.46cm" svg:x="0.982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yer 04 Leverkusen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>
            <draw:frame table:end-cell-address="'KO-Phase'.A44" table:end-x="0.6cm" table:end-y="0.46cm" draw:z-index="42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>
            <draw:frame table:end-cell-address="'KO-Phase'.A45" table:end-x="0.6cm" table:end-y="0.46cm" draw:z-index="33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Sporting Brag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46" table:end-x="0.593cm" table:end-y="0.46cm" draw:z-index="43" draw:name="Grafik 23" draw:style-name="gr1" draw:text-style-name="P1" svg:width="0.6cm" svg:height="0.46cm" svg:x="1.935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47" table:end-x="0.593cm" table:end-y="0.46cm" draw:z-index="46" draw:name="Grafik 17" draw:style-name="gr1" draw:text-style-name="P1" svg:width="0.6cm" svg:height="0.46cm" svg:x="1.93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yer 04 Leverku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>
            <draw:frame table:end-cell-address="'KO-Phase'.A48" table:end-x="0.6cm" table:end-y="0.461cm" draw:z-index="45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yer 04 Leverku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>
            <draw:frame table:end-cell-address="'KO-Phase'.A49" table:end-x="0.6cm" table:end-y="0.46cm" draw:z-index="34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FC Porto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>
            <draw:frame table:end-cell-address="'KO-Phase'.L50" table:end-x="0.585cm" table:end-y="0.461cm" draw:z-index="57" draw:name="Grafik 29" draw:style-name="gr1" draw:text-style-name="P1" svg:width="0.6cm" svg:height="0.46cm" svg:x="1.92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Inter Mailand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10"/>
          <table:table-cell>
            <draw:frame table:end-cell-address="'KO-Phase'.L51" table:end-x="0.585cm" table:end-y="0.46cm" draw:z-index="56" draw:name="Grafik 34" draw:style-name="gr1" draw:text-style-name="P1" svg:width="0.6cm" svg:height="0.46cm" svg:x="1.927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tar Donezk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'KO-Phase'.A52" table:end-x="0.6cm" table:end-y="0.46cm" draw:z-index="48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VfL Wolfsbur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>
            <draw:frame table:end-cell-address="'KO-Phase'.A53" table:end-x="0.6cm" table:end-y="0.461cm" draw:z-index="52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54" table:end-x="0.593cm" table:end-y="0.46cm" draw:z-index="49" draw:name="Grafik 17" draw:style-name="gr1" draw:text-style-name="P1" svg:width="0.6cm" svg:height="0.46cm" svg:x="1.93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fL Wolfs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55" table:end-x="0.593cm" table:end-y="0.461cm" draw:z-index="54" draw:name="Grafik 34" draw:style-name="gr1" draw:text-style-name="P1" svg:width="0.6cm" svg:height="0.46cm" svg:x="1.935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tar Donez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>
            <draw:frame table:end-cell-address="'KO-Phase'.A56" table:end-x="0.6cm" table:end-y="0.46cm" draw:z-index="53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tar Donez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>
            <draw:frame table:end-cell-address="'KO-Phase'.A57" table:end-x="0.6cm" table:end-y="0.46cm" draw:z-index="35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Benfica Lissab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number-columns-repeated="7"/>
          <table:table-cell>
            <draw:frame table:end-cell-address="'KO-Phase'.I58" table:end-x="0.585cm" table:end-y="0.461cm" draw:z-index="55" draw:name="Grafik 34" draw:style-name="gr1" draw:text-style-name="P1" svg:width="0.6cm" svg:height="0.46cm" svg:x="0.982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tar Donezk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7"/>
          <table:table-cell>
            <draw:frame table:end-cell-address="'KO-Phase'.I59" table:end-x="0.585cm" table:end-y="0.43cm" draw:z-index="61" draw:name="Grafik 15" draw:style-name="gr1" draw:text-style-name="P1" svg:width="0.6cm" svg:height="0.43cm" svg:x="0.982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Basel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>
            <draw:frame table:end-cell-address="'KO-Phase'.A60" table:end-x="0.6cm" table:end-y="0.461cm" draw:z-index="50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Eintracht Frankfur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>
            <draw:frame table:end-cell-address="'KO-Phase'.A61" table:end-x="0.6cm" table:end-y="0.46cm" draw:z-index="30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'KO-Phase'.E62" table:end-x="0.593cm" table:end-y="0.46cm" draw:z-index="51" draw:name="Grafik 17" draw:style-name="gr1" draw:text-style-name="P1" svg:width="0.6cm" svg:height="0.46cm" svg:x="1.93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Eintracht Frankfurt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>
            <draw:frame table:end-cell-address="'KO-Phase'.E63" table:end-x="0.593cm" table:end-y="0.431cm" draw:z-index="60" draw:name="Grafik 15" draw:style-name="gr1" draw:text-style-name="P1" svg:width="0.6cm" svg:height="0.43cm" svg:x="1.935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Bas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>
            <draw:frame table:end-cell-address="'KO-Phase'.A64" table:end-x="0.6cm" table:end-y="0.46cm" draw:z-index="58" draw:name="Grafik 13" draw:style-name="gr1" draw:text-style-name="P1" svg:width="0.6cm" svg:height="0.46cm" svg:x="0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EL Nikosia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>
            <draw:frame table:end-cell-address="'KO-Phase'.A65" table:end-x="0.6cm" table:end-y="0.431cm" draw:z-index="59" draw:name="Grafik 15" draw:style-name="gr1" draw:text-style-name="P1" svg:width="0.6cm" svg:height="0.43cm" svg:x="0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as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10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8.01.2022</text:date>, <text:time>12:50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1-12-28T19:27:45.26</meta:creation-date>
    <meta:generator>OpenOffice/4.1.11$Win32 OpenOffice.org_project/4111m1$Build-9808</meta:generator>
    <dc:date>2022-01-08T12:50:22.73</dc:date>
    <dc:creator>Felix Kahlert</dc:creator>
    <meta:editing-duration>PT10H25M3S</meta:editing-duration>
    <meta:editing-cycles>422</meta:editing-cycles>
    <meta:document-statistic meta:table-count="3" meta:cell-count="1616" meta:object-count="424"/>
  </office:meta>
</office:document-meta>
</file>